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394543">1. はじめに</text:a></text:p>
          <text:p text:style-name="Contents_20_1"><text:a xlink:type="simple" xlink:href="#org567da46">2. 基本設定</text:a></text:p>
          <text:p text:style-name="Contents_20_2"><text:a xlink:type="simple" xlink:href="#org010468e">2.1. init.el のヘッダ</text:a></text:p>
          <text:p text:style-name="Contents_20_2"><text:a xlink:type="simple" xlink:href="#org71b7dde">2.2. init ファイルの読み込み時間計測</text:a></text:p>
          <text:p text:style-name="Contents_20_2"><text:a xlink:type="simple" xlink:href="#org8ac0dd4">2.3. 起動時間の計測</text:a></text:p>
          <text:p text:style-name="Contents_20_2"><text:a xlink:type="simple" xlink:href="#orgd5161d2">2.4. GCサイズの最適化</text:a></text:p>
          <text:p text:style-name="Contents_20_2"><text:a xlink:type="simple" xlink:href="#org63277ae">2.5. [exec-path-from-shell] PATH設定をシェルから継承する</text:a></text:p>
          <text:p text:style-name="Contents_20_2"><text:a xlink:type="simple" xlink:href="#orge3a736f">2.6. cl を使う</text:a></text:p>
          <text:p text:style-name="Contents_20_2"><text:a xlink:type="simple" xlink:href="#org5229081">2.7. [load-package-p] 設定の読み込みフラグを確認する</text:a></text:p>
          <text:p text:style-name="Contents_20_2"><text:a xlink:type="simple" xlink:href="#orgd42510a">2.8. リストで関数を渡せる autoload-if-found を使う</text:a></text:p>
          <text:p text:style-name="Contents_20_2"><text:a xlink:type="simple" xlink:href="#org77ad3e0">2.9. [eval-after-autoload-if-found] 複数関数を対象とする遅延読み込み</text:a></text:p>
          <text:p text:style-name="Contents_20_3"><text:a xlink:type="simple" xlink:href="#org1d39cb8">2.9.1. 関数版</text:a></text:p>
          <text:p text:style-name="Contents_20_3"><text:a xlink:type="simple" xlink:href="#org3fb0fc0">2.9.2. マクロ版</text:a></text:p>
          <text:p text:style-name="Contents_20_2"><text:a xlink:type="simple" xlink:href="#orgacb918e">2.10. [library-p] load-path にライブラリがあるかを判定</text:a></text:p>
          <text:p text:style-name="Contents_20_2"><text:a xlink:type="simple" xlink:href="#org6609d81">2.11. [passed-clock-p] 指定時刻が本日の未来の時刻かを判定</text:a></text:p>
          <text:p text:style-name="Contents_20_2"><text:a xlink:type="simple" xlink:href="#orgaa4d8ba">2.12. [input-focus-p] フォーカス判定</text:a></text:p>
          <text:p text:style-name="Contents_20_2"><text:a xlink:type="simple" xlink:href="#org982feb0">2.13. 警告の抑制</text:a></text:p>
          <text:p text:style-name="Contents_20_2"><text:a xlink:type="simple" xlink:href="#org8ba3a59">2.14. エラー表示の抑制</text:a></text:p>
          <text:p text:style-name="Contents_20_2"><text:a xlink:type="simple" xlink:href="#org1a37d3f">2.15. C-x C-c で容易にEmacsを終了させないように質問する</text:a></text:p>
          <text:p text:style-name="Contents_20_3"><text:a xlink:type="simple" xlink:href="#org33d3c28">2.15.1. キーバインド</text:a></text:p>
          <text:p text:style-name="Contents_20_2"><text:a xlink:type="simple" xlink:href="#orgc01abe6">2.16. Messages 出力を封じるためのマクロ</text:a></text:p>
          <text:p text:style-name="Contents_20_2"><text:a xlink:type="simple" xlink:href="#org5b11c12">2.17. エンターキーの挙動</text:a></text:p>
          <text:p text:style-name="Contents_20_2"><text:a xlink:type="simple" xlink:href="#org5336a16">2.18. コマンド入力中に入力過程をミニバッファに反映する</text:a></text:p>
          <text:p text:style-name="Contents_20_1"><text:a xlink:type="simple" xlink:href="#org2fe52a3">3. コア設定</text:a></text:p>
          <text:p text:style-name="Contents_20_2"><text:a xlink:type="simple" xlink:href="#org4ea09a8">3.1. 言語／文字コード</text:a></text:p>
          <text:p text:style-name="Contents_20_2"><text:a xlink:type="simple" xlink:href="#org95a3518">3.2. 日本語入力</text:a></text:p>
          <text:p text:style-name="Contents_20_2"><text:a xlink:type="simple" xlink:href="#org4bbfa64">3.3. [ag.el] 検索</text:a></text:p>
          <text:p text:style-name="Contents_20_2"><text:a xlink:type="simple" xlink:href="#org9fad0ba">3.4. 基本キーバインド</text:a></text:p>
          <text:p text:style-name="Contents_20_2"><text:a xlink:type="simple" xlink:href="#org5ff1b61">3.5. ナローイングするか</text:a></text:p>
          <text:p text:style-name="Contents_20_2"><text:a xlink:type="simple" xlink:href="#orge113cac">3.6. バッファの終わりでのnewlineを禁止する</text:a></text:p>
          <text:p text:style-name="Contents_20_2"><text:a xlink:type="simple" xlink:href="#org03f9d44">3.7. 常に最終行に一行追加する</text:a></text:p>
          <text:p text:style-name="Contents_20_2"><text:a xlink:type="simple" xlink:href="#org358c13c">3.8. 長い文章を右端で常に折り返す</text:a></text:p>
          <text:p text:style-name="Contents_20_2"><text:a xlink:type="simple" xlink:href="#orgfae2ac9">3.9. バッファが外部から編集された場合に自動で再読み込みする</text:a></text:p>
          <text:p text:style-name="Contents_20_2"><text:a xlink:type="simple" xlink:href="#orgd23da37">3.10. [uniquify.el] 同じバッファ名が開かれた場合に区別する</text:a></text:p>
          <text:p text:style-name="Contents_20_2"><text:a xlink:type="simple" xlink:href="#org60401d3">3.11. マウスで選択した領域を自動コピー</text:a></text:p>
          <text:p text:style-name="Contents_20_2"><text:a xlink:type="simple" xlink:href="#org6dfc951">3.12. パッケージ管理</text:a></text:p>
          <text:p text:style-name="Contents_20_3"><text:a xlink:type="simple" xlink:href="#org08fe17b">3.12.1. [cask-mode.el] モード設定</text:a></text:p>
          <text:p text:style-name="Contents_20_3"><text:a xlink:type="simple" xlink:href="#orgc4f43a8">3.12.2. Cask のセットアップ</text:a></text:p>
          <text:p text:style-name="Contents_20_3"><text:a xlink:type="simple" xlink:href="#org074958d">3.12.3. load-path を一箇所にして起動を高速化</text:a></text:p>
          <text:p text:style-name="Contents_20_3"><text:a xlink:type="simple" xlink:href="#org2c23ffb">3.12.4. [paradox.el] パッケージ選択画面の改善</text:a></text:p>
          <text:p text:style-name="Contents_20_2"><text:a xlink:type="simple" xlink:href="#org2464b24">3.13. インデント</text:a></text:p>
          <text:p text:style-name="Contents_20_2"><text:a xlink:type="simple" xlink:href="#orgeb0eb65">3.14. [aggressive-indent] 即時バッファ整形</text:a></text:p>
          <text:p text:style-name="Contents_20_2"><text:a xlink:type="simple" xlink:href="#org8dcfa66">3.15. ファイルリンクを辿る時に確認のメッセージを出さない</text:a></text:p>
          <text:p text:style-name="Contents_20_2"><text:a xlink:type="simple" xlink:href="#org8a010a0">3.16. MBPビルド用設定</text:a></text:p>
          <text:p text:style-name="Contents_20_2"><text:a xlink:type="simple" xlink:href="#org40b8894">3.17. NSビルド用設定 <text:span text:style-name="OrgTags">[<text:span text:style-name="OrgTag">Mac</text:span>]</text:span></text:a></text:p>
          <text:p text:style-name="Contents_20_1"><text:a xlink:type="simple" xlink:href="#org7f0dc11">4. カーソル移動</text:a></text:p>
          <text:p text:style-name="Contents_20_2"><text:a xlink:type="simple" xlink:href="#orga243dc2">4.1. バッファ内のカーソル移動</text:a></text:p>
          <text:p text:style-name="Contents_20_2"><text:a xlink:type="simple" xlink:href="#org850e531">4.2. バッファ間のカーソル移動</text:a></text:p>
          <text:p text:style-name="Contents_20_2"><text:a xlink:type="simple" xlink:href="#orgf36936e">4.3. スクロールを制御</text:a></text:p>
          <text:p text:style-name="Contents_20_2"><text:a xlink:type="simple" xlink:href="#org0e0136e">4.4. スクロールで表示を重複させる行数</text:a></text:p>
          <text:p text:style-name="Contents_20_2"><text:a xlink:type="simple" xlink:href="#orgb41049d">4.5. [SmoothScroll.el] カーソル固定でスクロールする</text:a></text:p>
          <text:p text:style-name="Contents_20_3"><text:a xlink:type="simple" xlink:href="#org776715f">4.5.1. キーバインド</text:a></text:p>
          <text:p text:style-name="Contents_20_2"><text:a xlink:type="simple" xlink:href="#org75412bb">4.6. [smooth-scroll.el] 滑らかなスクロール</text:a></text:p>
          <text:p text:style-name="Contents_20_2"><text:a xlink:type="simple" xlink:href="#orgd050e08">4.7. [point-undo.el] カーソル位置を簡単にたどる</text:a></text:p>
          <text:p text:style-name="Contents_20_2"><text:a xlink:type="simple" xlink:href="#orgc594e05">4.8. [cycle-buffer.el] カレントバッファの表示切り替え</text:a></text:p>
          <text:p text:style-name="Contents_20_2"><text:a xlink:type="simple" xlink:href="#org5fa33b3">4.9. [bm.el] カーソル位置をブックマークして追う</text:a></text:p>
          <text:p text:style-name="Contents_20_2"><text:a xlink:type="simple" xlink:href="#org7dfb80f">4.10. [centered-cursor-mode.el] カーソル位置をバッファ中央に固定</text:a></text:p>
          <text:p text:style-name="Contents_20_1"><text:a xlink:type="simple" xlink:href="#org6c7bb1d">5. 編集サポート</text:a></text:p>
          <text:p text:style-name="Contents_20_2"><text:a xlink:type="simple" xlink:href="#orgec1b127">5.1. 矩形編集／連番入力</text:a></text:p>
          <text:p text:style-name="Contents_20_2"><text:a xlink:type="simple" xlink:href="#org9cc3273">5.2. Yank時に装飾を取る</text:a></text:p>
          <text:p text:style-name="Contents_20_2"><text:a xlink:type="simple" xlink:href="#org9d51b36">5.3. ファイル保存時に時間を記録する</text:a></text:p>
          <text:p text:style-name="Contents_20_2"><text:a xlink:type="simple" xlink:href="#org9d79bd5">5.4. 選択リージョンを使って検索</text:a></text:p>
          <text:p text:style-name="Contents_20_2"><text:a xlink:type="simple" xlink:href="#orgcf5e5da">5.5. ChangeLog モード</text:a></text:p>
          <text:p text:style-name="Contents_20_2"><text:a xlink:type="simple" xlink:href="#org5abe7e4">5.6. テキストモード</text:a></text:p>
          <text:p text:style-name="Contents_20_2"><text:a xlink:type="simple" xlink:href="#org9c9fc49">5.7. C/C++モード</text:a></text:p>
          <text:p text:style-name="Contents_20_2"><text:a xlink:type="simple" xlink:href="#org1b721d7">5.8. C#モード</text:a></text:p>
          <text:p text:style-name="Contents_20_2"><text:a xlink:type="simple" xlink:href="#orge3c0a04">5.9. Infoモード</text:a></text:p>
          <text:p text:style-name="Contents_20_2"><text:a xlink:type="simple" xlink:href="#orgdb9184b">5.10. Rモード</text:a></text:p>
          <text:p text:style-name="Contents_20_2"><text:a xlink:type="simple" xlink:href="#orgb3d3061">5.11. nXMLモード</text:a></text:p>
          <text:p text:style-name="Contents_20_2"><text:a xlink:type="simple" xlink:href="#org2600c66">5.12. yamlモード</text:a></text:p>
          <text:p text:style-name="Contents_20_2"><text:a xlink:type="simple" xlink:href="#orgd619001">5.13. jsonモード</text:a></text:p>
          <text:p text:style-name="Contents_20_2"><text:a xlink:type="simple" xlink:href="#org97f971f">5.14. javascriptモード</text:a></text:p>
          <text:p text:style-name="Contents_20_2"><text:a xlink:type="simple" xlink:href="#org5ad2cc0">5.15. csvモード</text:a></text:p>
          <text:p text:style-name="Contents_20_2"><text:a xlink:type="simple" xlink:href="#orgb36a087">5.16. asciiモード</text:a></text:p>
          <text:p text:style-name="Contents_20_2"><text:a xlink:type="simple" xlink:href="#org288c6cf">5.17. esモード</text:a></text:p>
          <text:p text:style-name="Contents_20_2"><text:a xlink:type="simple" xlink:href="#org16271df">5.18. gnuplotモード</text:a></text:p>
          <text:p text:style-name="Contents_20_2"><text:a xlink:type="simple" xlink:href="#orgc7b8ab0">5.19. markdown-mode</text:a></text:p>
          <text:p text:style-name="Contents_20_2"><text:a xlink:type="simple" xlink:href="#orgc273331">5.20. スペルチェック</text:a></text:p>
          <text:p text:style-name="Contents_20_2"><text:a xlink:type="simple" xlink:href="#org0ab7396">5.21. リアルタイムスペルチェック</text:a></text:p>
          <text:p text:style-name="Contents_20_2"><text:a xlink:type="simple" xlink:href="#org813fe7f">5.22. [latex-math-preview.el] TeX数式をプレビュー</text:a></text:p>
          <text:p text:style-name="Contents_20_2"><text:a xlink:type="simple" xlink:href="#org491e0fc">5.23. [po-mode.el] 翻訳ファイルの編集</text:a></text:p>
          <text:p text:style-name="Contents_20_2"><text:a xlink:type="simple" xlink:href="#orgef9e5b0">5.24. [word-count.el] リージョン内の文字をカウントする</text:a></text:p>
          <text:p text:style-name="Contents_20_2"><text:a xlink:type="simple" xlink:href="#org776bbb8">5.25. [yatex.el] YaTeXモード</text:a></text:p>
          <text:p text:style-name="Contents_20_2"><text:a xlink:type="simple" xlink:href="#orga48b686">5.26. [auxtex.el] AUCTEXモード</text:a></text:p>
          <text:p text:style-name="Contents_20_2"><text:a xlink:type="simple" xlink:href="#orge7e6d2a">5.27. [display-time-world-mode] 世界時計</text:a></text:p>
          <text:p text:style-name="Contents_20_2"><text:a xlink:type="simple" xlink:href="#org8e4220a">5.28. [yasnippet.el] Emacs用のテンプレートシステム</text:a></text:p>
          <text:p text:style-name="Contents_20_2"><text:a xlink:type="simple" xlink:href="#orge4f16a9">5.29. [sdic.el] 英辞郎で英単語を調べる</text:a></text:p>
          <text:p text:style-name="Contents_20_2"><text:a xlink:type="simple" xlink:href="#org09e253b">5.30. MacOSのdictionary.appで辞書をひく</text:a></text:p>
          <text:p text:style-name="Contents_20_2"><text:a xlink:type="simple" xlink:href="#orgdef73a5">5.31. MacOSのdictionary.appでCOBUILD5の辞書をひく（旧）</text:a></text:p>
          <text:p text:style-name="Contents_20_3"><text:a xlink:type="simple" xlink:href="#org488784b">5.31.1. マイナーモード化</text:a></text:p>
          <text:p text:style-name="Contents_20_3"><text:a xlink:type="simple" xlink:href="#org22eebf6">5.31.2. キーバインド</text:a></text:p>
          <text:p text:style-name="Contents_20_2"><text:a xlink:type="simple" xlink:href="#org2327d2c">5.32. [lookup.el] 辞書</text:a></text:p>
          <text:p text:style-name="Contents_20_3"><text:a xlink:type="simple" xlink:href="#org020bba9">5.32.1. キーバインド</text:a></text:p>
          <text:p text:style-name="Contents_20_2"><text:a xlink:type="simple" xlink:href="#org13f9270">5.33. [cacoo] Cacoo で描く</text:a></text:p>
          <text:p text:style-name="Contents_20_2"><text:a xlink:type="simple" xlink:href="#org85a93ff">5.34. [iedit] バッファ内の同じ文字列を一度に編集する</text:a></text:p>
          <text:p text:style-name="Contents_20_2"><text:a xlink:type="simple" xlink:href="#org5848ece">5.35. [web-mode] HTML編集</text:a></text:p>
          <text:p text:style-name="Contents_20_2"><text:a xlink:type="simple" xlink:href="#org09d8f3d">5.36. [emmet-mode] zencoding の後継</text:a></text:p>
          <text:p text:style-name="Contents_20_2"><text:a xlink:type="simple" xlink:href="#org9324ab8">5.37. [zencoding-mode] HTML編集の高速化（旧）</text:a></text:p>
          <text:p text:style-name="Contents_20_2"><text:a xlink:type="simple" xlink:href="#orgfd259aa">5.38. [describe-number] 16進数などを確認</text:a></text:p>
          <text:p text:style-name="Contents_20_2"><text:a xlink:type="simple" xlink:href="#org8c98f9d">5.39. [web-beautify.el] ソースコード整形</text:a></text:p>
          <text:p text:style-name="Contents_20_2"><text:a xlink:type="simple" xlink:href="#org8d695df">5.40. [smartparens.el] 対応するカッコの挿入をアシスト</text:a></text:p>
          <text:p text:style-name="Contents_20_2"><text:a xlink:type="simple" xlink:href="#orgd806c91">5.41. [replace-from-region.el] 選択領域を別の文字列に置き換える</text:a></text:p>
          <text:p text:style-name="Contents_20_2"><text:a xlink:type="simple" xlink:href="#orgb9cbe88">5.42. [selected.el] リージョン選択時のアクションを制御</text:a></text:p>
          <text:p text:style-name="Contents_20_1"><text:a xlink:type="simple" xlink:href="#orgdcb20e3">6. 表示サポート</text:a></text:p>
          <text:p text:style-name="Contents_20_2"><text:a xlink:type="simple" xlink:href="#orgab8253c">6.1. モードラインのモード名を短くする</text:a></text:p>
          <text:p text:style-name="Contents_20_2"><text:a xlink:type="simple" xlink:href="#org20d7701">6.2. モードラインのNarrowを短くする</text:a></text:p>
          <text:p text:style-name="Contents_20_2"><text:a xlink:type="simple" xlink:href="#orgc9ea6b5">6.3. モードラインの節約（VC-mode編）</text:a></text:p>
          <text:p text:style-name="Contents_20_2"><text:a xlink:type="simple" xlink:href="#org1cc74d8">6.4. モードラインの色をカスタマイズする</text:a></text:p>
          <text:p text:style-name="Contents_20_3"><text:a xlink:type="simple" xlink:href="#org530b5df">6.4.1. 色セット例</text:a></text:p>
          <text:p text:style-name="Contents_20_2"><text:a xlink:type="simple" xlink:href="#org428b3f8">6.5. visible-bell のカスタマイズ</text:a></text:p>
          <text:p text:style-name="Contents_20_2"><text:a xlink:type="simple" xlink:href="#org2269e6b">6.6. 常に <text:span text:style-name="Bold">scratch</text:span> を表示して起動する</text:a></text:p>
          <text:p text:style-name="Contents_20_2"><text:a xlink:type="simple" xlink:href="#orge024da8">6.7. バッテリー情報をモードラインに表示する</text:a></text:p>
          <text:p text:style-name="Contents_20_2"><text:a xlink:type="simple" xlink:href="#orgb9f3355">6.8. スクロールバーを非表示にする</text:a></text:p>
          <text:p text:style-name="Contents_20_2"><text:a xlink:type="simple" xlink:href="#org9f65ba3">6.9. [yascroll] フリンジにスクロールバーを出す</text:a></text:p>
          <text:p text:style-name="Contents_20_2"><text:a xlink:type="simple" xlink:href="#orgf28933e">6.10. ツールバーを非表示にする</text:a></text:p>
          <text:p text:style-name="Contents_20_2"><text:a xlink:type="simple" xlink:href="#orgf386176">6.11. 起動時のスプラッシュ画面を表示しない</text:a></text:p>
          <text:p text:style-name="Contents_20_2"><text:a xlink:type="simple" xlink:href="#orgd3c158f">6.12. カーソル行の行数をモードラインに表示する</text:a></text:p>
          <text:p text:style-name="Contents_20_2"><text:a xlink:type="simple" xlink:href="#orge90b8da">6.13. カーソル行の関数名をモードラインに表示する</text:a></text:p>
          <text:p text:style-name="Contents_20_2"><text:a xlink:type="simple" xlink:href="#org6718cc8">6.14. 時刻をモードラインに表示する</text:a></text:p>
          <text:p text:style-name="Contents_20_2"><text:a xlink:type="simple" xlink:href="#org146a262">6.15. 対応するカッコをハイライトする</text:a></text:p>
          <text:p text:style-name="Contents_20_2"><text:a xlink:type="simple" xlink:href="#org5151f9a">6.16. 全角スペースと行末タブ／半角スペースを強調表示する</text:a></text:p>
          <text:p text:style-name="Contents_20_2"><text:a xlink:type="simple" xlink:href="#orgcdb5d02">6.17. バッファの終わりをフリンジで明示</text:a></text:p>
          <text:p text:style-name="Contents_20_2"><text:a xlink:type="simple" xlink:href="#org7221311">6.18. [migemo.el] ローマ字入力で日本語を検索する</text:a></text:p>
          <text:p text:style-name="Contents_20_2"><text:a xlink:type="simple" xlink:href="#org0d19fcc">6.19. [anything.el] 何でも絞り込みインターフェイス（旧）</text:a></text:p>
          <text:p text:style-name="Contents_20_3"><text:a xlink:type="simple" xlink:href="#org9544b07">6.19.1. キーバインド</text:a></text:p>
          <text:p text:style-name="Contents_20_2"><text:a xlink:type="simple" xlink:href="#org3959023">6.20. [helm.el] 続・何でも絞り込みインターフェイス</text:a></text:p>
          <text:p text:style-name="Contents_20_2"><text:a xlink:type="simple" xlink:href="#org2224cbb">6.21. [stripe-buffer.el] テーブルの色をストライプにする</text:a></text:p>
          <text:p text:style-name="Contents_20_2"><text:a xlink:type="simple" xlink:href="#org34e37c9">6.22. [rainbow-delimiters] 対応するカッコに色を付ける</text:a></text:p>
          <text:p text:style-name="Contents_20_2"><text:a xlink:type="simple" xlink:href="#org971a1f2">6.23. [git-gutter-fringe] 編集差分をフレーム端で視覚化</text:a></text:p>
          <text:p text:style-name="Contents_20_2"><text:a xlink:type="simple" xlink:href="#orgb68c73f">6.24. [zlc.el] find-file バッファを zsh ライクにする</text:a></text:p>
          <text:p text:style-name="Contents_20_2"><text:a xlink:type="simple" xlink:href="#orgdd9c234">6.25. [japanese-holidays] カレンダーをカラフルにする</text:a></text:p>
          <text:p text:style-name="Contents_20_2"><text:a xlink:type="simple" xlink:href="#org8e48537">6.26. [calendar.el] カレンダーで週番号を表示する</text:a></text:p>
          <text:p text:style-name="Contents_20_2"><text:a xlink:type="simple" xlink:href="#org25e2478">6.27. [guide-key] キーバインドの選択肢をポップアップする</text:a></text:p>
          <text:p text:style-name="Contents_20_2"><text:a xlink:type="simple" xlink:href="#org45ce630">6.28. [which-key] キーバインドの選択肢をポップアップする</text:a></text:p>
          <text:p text:style-name="Contents_20_2"><text:a xlink:type="simple" xlink:href="#org6b96ca2">6.29. [stock-ticker] 株価をモードラインに表示</text:a></text:p>
          <text:p text:style-name="Contents_20_2"><text:a xlink:type="simple" xlink:href="#org9bd8cb3">6.30. [mode-icons] 使用中のモード表示をアイコンで代替</text:a></text:p>
          <text:p text:style-name="Contents_20_2"><text:a xlink:type="simple" xlink:href="#org9e4fb5b">6.31. [highlight-symbol] 同じ名前のシンボルをハイライトする</text:a></text:p>
          <text:p text:style-name="Contents_20_1"><text:a xlink:type="simple" xlink:href="#org452b3dc">7. メディアサポート</text:a></text:p>
          <text:p text:style-name="Contents_20_2"><text:a xlink:type="simple" xlink:href="#org418dedb">7.1. [bongo.el] Emacsのバッファで音楽ライブラリを管理する</text:a></text:p>
          <text:p text:style-name="Contents_20_2"><text:a xlink:type="simple" xlink:href="#orge644947">7.2. [GoogleMaps.el] GoogleMaps を Emacs 内で使う</text:a></text:p>
          <text:p text:style-name="Contents_20_2"><text:a xlink:type="simple" xlink:href="#org504c967">7.3. [org-google-weather.el] org-agenda に天気を表示する</text:a></text:p>
          <text:p text:style-name="Contents_20_1"><text:a xlink:type="simple" xlink:href="#org611cf68">8. 履歴／ファイル管理</text:a></text:p>
          <text:p text:style-name="Contents_20_2"><text:a xlink:type="simple" xlink:href="#org1ad8417">8.1. [dired] ファイラのサポートツール</text:a></text:p>
          <text:p text:style-name="Contents_20_2"><text:a xlink:type="simple" xlink:href="#org133ac5c">8.2. Undoバッファを無限に取る</text:a></text:p>
          <text:p text:style-name="Contents_20_2"><text:a xlink:type="simple" xlink:href="#org4eb60c5">8.3. [undo-tree] 編集履歴をわかりやすくたどる</text:a></text:p>
          <text:p text:style-name="Contents_20_2"><text:a xlink:type="simple" xlink:href="#orgf4e1831">8.4. バッファ保存時にバックアップファイルを生成する</text:a></text:p>
          <text:p text:style-name="Contents_20_2"><text:a xlink:type="simple" xlink:href="#org10294a1">8.5. バッファ保存時にバックアップを生成させない</text:a></text:p>
          <text:p text:style-name="Contents_20_2"><text:a xlink:type="simple" xlink:href="#orgeecda20">8.6. ミニバッファの履歴を保存しリストアする</text:a></text:p>
          <text:p text:style-name="Contents_20_2"><text:a xlink:type="simple" xlink:href="#org1392bd1">8.7. 履歴サイズを大きくする</text:a></text:p>
          <text:p text:style-name="Contents_20_2"><text:a xlink:type="simple" xlink:href="#org196e598">8.8. Emacs終了時に開いていたバッファを起動時に復元する</text:a></text:p>
          <text:p text:style-name="Contents_20_2"><text:a xlink:type="simple" xlink:href="#orgaf70f1a">8.9. 最近開いたファイルリストを保持</text:a></text:p>
          <text:p text:style-name="Contents_20_2"><text:a xlink:type="simple" xlink:href="#orgb370b45">8.10. 深夜にバッファを自動整理する</text:a></text:p>
          <text:p text:style-name="Contents_20_2"><text:a xlink:type="simple" xlink:href="#org94180fc">8.11. [auto-save-buffers.el] 一定間隔でバッファを保存する</text:a></text:p>
          <text:p text:style-name="Contents_20_2"><text:a xlink:type="simple" xlink:href="#orgf483b3d">8.12. [backup-dir.el] バックアップファイルを一箇所に集める</text:a></text:p>
          <text:p text:style-name="Contents_20_2"><text:a xlink:type="simple" xlink:href="#org670af62">8.13. [backup-each-save] クラッシュに備える</text:a></text:p>
          <text:p text:style-name="Contents_20_2"><text:a xlink:type="simple" xlink:href="#orgbd0eea7">8.14. 特定のファイルを Dropbox 以下にバックアップする</text:a></text:p>
          <text:p text:style-name="Contents_20_2"><text:a xlink:type="simple" xlink:href="#org5cec0e5">8.15. [session.el] 様々な履歴を保存し復元に利用する</text:a></text:p>
          <text:p text:style-name="Contents_20_2"><text:a xlink:type="simple" xlink:href="#orgcc70aac">8.16. [wakatime-mode.el] WakaTime を利用して作業記録する</text:a></text:p>
          <text:p text:style-name="Contents_20_2"><text:a xlink:type="simple" xlink:href="#org37d3791">8.17. [neotree.el] ディレクトリ情報をツリー表示</text:a></text:p>
          <text:p text:style-name="Contents_20_2"><text:a xlink:type="simple" xlink:href="#orgb57ff60">8.18. [osx-trash] system-move-file-to-trash を有効にする</text:a></text:p>
          <text:p text:style-name="Contents_20_2"><text:a xlink:type="simple" xlink:href="#org929d130">8.19. <text:span text:style-name="OrgTodo">TODO</text:span> [helpful] リッチなヘルプページ</text:a></text:p>
          <text:p text:style-name="Contents_20_1"><text:a xlink:type="simple" xlink:href="#org7ea2e4b">9. 開発サポート</text:a></text:p>
          <text:p text:style-name="Contents_20_2"><text:a xlink:type="simple" xlink:href="#org81a3077">9.1. 便利キーバインド</text:a></text:p>
          <text:p text:style-name="Contents_20_2"><text:a xlink:type="simple" xlink:href="#org691993d">9.2. [gist.el] Gist インターフェイス</text:a></text:p>
          <text:p text:style-name="Contents_20_2"><text:a xlink:type="simple" xlink:href="#orgb29644d">9.3. [doxymacs.el] Doxygen のコメントを簡単に入力する</text:a></text:p>
          <text:p text:style-name="Contents_20_2"><text:a xlink:type="simple" xlink:href="#org5969556">9.4. [matlab.el] Matlab用の設定 <text:span text:style-name="OrgTags">[<text:span text:style-name="OrgTag">Mac</text:span>]</text:span></text:a></text:p>
          <text:p text:style-name="Contents_20_2"><text:a xlink:type="simple" xlink:href="#orgf6fc6b5">9.5. [flycheck.el] 構文エラー表示</text:a></text:p>
          <text:p text:style-name="Contents_20_2"><text:a xlink:type="simple" xlink:href="#orgcdc184f">9.6. [auto-complete.el] 自動補完機能</text:a></text:p>
          <text:p text:style-name="Contents_20_2"><text:a xlink:type="simple" xlink:href="#org62ed498">9.7. [auto-complete-clang.el] オムニ補完</text:a></text:p>
          <text:p text:style-name="Contents_20_3"><text:a xlink:type="simple" xlink:href="#org81cea0e">9.7.1. 参考サイト</text:a></text:p>
          <text:p text:style-name="Contents_20_2"><text:a xlink:type="simple" xlink:href="#org2a170fc">9.8. [hideshowvis.el] 関数の表示／非表示</text:a></text:p>
          <text:p text:style-name="Contents_20_2"><text:a xlink:type="simple" xlink:href="#org274daa0">9.9. [origami.el] 関数の折りたたみ</text:a></text:p>
          <text:p text:style-name="Contents_20_2"><text:a xlink:type="simple" xlink:href="#orge38b9f5">9.10. [quickrun.el] お手軽ビルド</text:a></text:p>
          <text:p text:style-name="Contents_20_2"><text:a xlink:type="simple" xlink:href="#orgf5b54e9">9.11. [ggtags.el] タグジャンプ</text:a></text:p>
          <text:p text:style-name="Contents_20_2"><text:a xlink:type="simple" xlink:href="#org2c8ce80">9.12. <text:span text:style-name="OrgTodo">TODO</text:span> [0xc] N進数変換</text:a></text:p>
          <text:p text:style-name="Contents_20_2"><text:a xlink:type="simple" xlink:href="#org64e87bc">9.13. <text:span text:style-name="OrgTodo">TODO</text:span> [EditorConfig] コードスタイルの強制</text:a></text:p>
          <text:p text:style-name="Contents_20_1"><text:a xlink:type="simple" xlink:href="#org30a7850">10. Org Mode</text:a></text:p>
          <text:p text:style-name="Contents_20_2"><text:a xlink:type="simple" xlink:href="#org89826a8">10.1. 基本設定</text:a></text:p>
          <text:p text:style-name="Contents_20_2"><text:a xlink:type="simple" xlink:href="#org5bf7519">10.2. contribution を使う</text:a></text:p>
          <text:p text:style-name="Contents_20_2"><text:a xlink:type="simple" xlink:href="#org3f97c66">10.3. iCal との連携</text:a></text:p>
          <text:p text:style-name="Contents_20_2"><text:a xlink:type="simple" xlink:href="#org78fd1da">10.4. スピードコマンド</text:a></text:p>
          <text:p text:style-name="Contents_20_2"><text:a xlink:type="simple" xlink:href="#org0b958ad">10.5. Pomodoro</text:a></text:p>
          <text:p text:style-name="Contents_20_2"><text:a xlink:type="simple" xlink:href="#orgf05332e">10.6. face 関連</text:a></text:p>
          <text:p text:style-name="Contents_20_2"><text:a xlink:type="simple" xlink:href="#org6f0f834">10.7. <text:span text:style-name="OrgTodo">TODO</text:span> キーワードのカスタマイズ</text:a></text:p>
          <text:p text:style-name="Contents_20_2"><text:a xlink:type="simple" xlink:href="#org3f91c36">10.8. ImageMagick を使って様々な画像をインライン表示する</text:a></text:p>
          <text:p text:style-name="Contents_20_2"><text:a xlink:type="simple" xlink:href="#orgcfa9ada">10.9. [org-agenda] タスク／予定管理</text:a></text:p>
          <text:p text:style-name="Contents_20_2"><text:a xlink:type="simple" xlink:href="#org089c6ef">10.10. <text:span text:style-name="OrgTodo">TODO</text:span> [orgbox.el] スケジュール追加のわかりやすい入力</text:a></text:p>
          <text:p text:style-name="Contents_20_2"><text:a xlink:type="simple" xlink:href="#org423b6f7">10.11. <text:span text:style-name="OrgTodo">TODO</text:span> [org-review.el] レビューフローのサポート</text:a></text:p>
          <text:p text:style-name="Contents_20_2"><text:a xlink:type="simple" xlink:href="#org56986de">10.12. [appt.el] アラーム設定</text:a></text:p>
          <text:p text:style-name="Contents_20_2"><text:a xlink:type="simple" xlink:href="#orgd47a36b">10.13. [org-capture] 高速にメモを取る</text:a></text:p>
          <text:p text:style-name="Contents_20_2"><text:a xlink:type="simple" xlink:href="#org9968e9a">10.14. [org-refile] orgツリーの高速移動</text:a></text:p>
          <text:p text:style-name="Contents_20_2"><text:a xlink:type="simple" xlink:href="#org3ea9ac5">10.15. [org-babel] 基本設定</text:a></text:p>
          <text:p text:style-name="Contents_20_2"><text:a xlink:type="simple" xlink:href="#orga76d0a8">10.16. [org-babel] ソースブロックの入力キーをカスタマイズ</text:a></text:p>
          <text:p text:style-name="Contents_20_2"><text:a xlink:type="simple" xlink:href="#org257c8e4">10.17. [MobileOrg] iOS との連携</text:a></text:p>
          <text:p text:style-name="Contents_20_2"><text:a xlink:type="simple" xlink:href="#orgbae3954">10.18. [org-tree-slide] Org でプレゼンテーション</text:a></text:p>
          <text:p text:style-name="Contents_20_2"><text:a xlink:type="simple" xlink:href="#org33fe50e">10.19. [org-tree-slide] クロックインとアウトを自動化する</text:a></text:p>
          <text:p text:style-name="Contents_20_2"><text:a xlink:type="simple" xlink:href="#orge0691d2">10.20. [org-tree-slide] 特定のツリーをプロポーショナルフォントで表示する</text:a></text:p>
          <text:p text:style-name="Contents_20_2"><text:a xlink:type="simple" xlink:href="#org961f240">10.21. [org-tree-slide] ヘッドラインをリッチにする</text:a></text:p>
          <text:p text:style-name="Contents_20_2"><text:a xlink:type="simple" xlink:href="#orge7951c6">10.22. <text:span text:style-name="OrgTodo">TODO</text:span> [org-tree-slide] BEGIN_SRCとEND_SRCを消して背景色を変える</text:a></text:p>
          <text:p text:style-name="Contents_20_2"><text:a xlink:type="simple" xlink:href="#org620c85f">10.23. <text:span text:style-name="OrgTodo">TODO</text:span> [org-fstree] ディレクトリ構造を読み取る</text:a></text:p>
          <text:p text:style-name="Contents_20_2"><text:a xlink:type="simple" xlink:href="#org4670168">10.24. [calfw-org] calfw に org の予定を表示する</text:a></text:p>
          <text:p text:style-name="Contents_20_2"><text:a xlink:type="simple" xlink:href="#orgb1ab198">10.25. [org-export-generic] エクスポート機能を拡張する</text:a></text:p>
          <text:p text:style-name="Contents_20_2"><text:a xlink:type="simple" xlink:href="#org501281c">10.26. <text:span text:style-name="OrgTodo">TODO</text:span> [ox] 出力形式の拡張</text:a></text:p>
          <text:p text:style-name="Contents_20_2"><text:a xlink:type="simple" xlink:href="#org2841a42">10.27. [org-odt] ODT形式に出力</text:a></text:p>
          <text:p text:style-name="Contents_20_2"><text:a xlink:type="simple" xlink:href="#org866fbef">10.28. [ox-twbs] Twitter Bootstrap 互換のHTML出力</text:a></text:p>
          <text:p text:style-name="Contents_20_2"><text:a xlink:type="simple" xlink:href="#org0ebd9a8">10.29. [org-crypt] ツリーを暗号化する</text:a></text:p>
          <text:p text:style-name="Contents_20_2"><text:a xlink:type="simple" xlink:href="#orge7ef162">10.30. [org-mac-link] 外部アプリから情報を取る</text:a></text:p>
          <text:p text:style-name="Contents_20_2"><text:a xlink:type="simple" xlink:href="#org0c1ce15">10.31. <text:span text:style-name="OrgTodo">TODO</text:span> Parers3.app からリンクを取得する</text:a></text:p>
          <text:p text:style-name="Contents_20_2"><text:a xlink:type="simple" xlink:href="#org8bb7d0c">10.32. <text:span text:style-name="OrgTodo">TODO</text:span> Papers3.app のリンクを開けるようにする</text:a></text:p>
          <text:p text:style-name="Contents_20_2"><text:a xlink:type="simple" xlink:href="#org7abdd6d">10.33. <text:span text:style-name="OrgTodo">TODO</text:span> [org-attach] 外部ファイルを紐付ける</text:a></text:p>
          <text:p text:style-name="Contents_20_2"><text:a xlink:type="simple" xlink:href="#org1e694a6">10.34. <text:span text:style-name="OrgTodo">TODO</text:span> [org-screenshot] スクリーンショットを貼り付ける</text:a></text:p>
          <text:p text:style-name="Contents_20_2"><text:a xlink:type="simple" xlink:href="#orgb6fa535">10.35. [terminal-notifier] イベント通知</text:a></text:p>
          <text:p text:style-name="Contents_20_3"><text:a xlink:type="simple" xlink:href="#org6497b31">10.35.1. References</text:a></text:p>
          <text:p text:style-name="Contents_20_2"><text:a xlink:type="simple" xlink:href="#org440621e">10.36. [org-grep] org ファイルを grep する</text:a></text:p>
          <text:p text:style-name="Contents_20_2"><text:a xlink:type="simple" xlink:href="#orgcfd027c">10.37. [ox-reveal] ナイスなHTML5プレゼンテーション出力</text:a></text:p>
          <text:p text:style-name="Contents_20_2"><text:a xlink:type="simple" xlink:href="#org371a5fd">10.38. <text:span text:style-name="OrgTodo">READ</text:span> ME を常に org-mode で開く</text:a></text:p>
          <text:p text:style-name="Contents_20_2"><text:a xlink:type="simple" xlink:href="#orgcce7e7c">10.39. Growlnotify と org-mode でアラーム管理</text:a></text:p>
          <text:p text:style-name="Contents_20_3"><text:a xlink:type="simple" xlink:href="#org41ee09d">10.39.1. キーバインド</text:a></text:p>
          <text:p text:style-name="Contents_20_2"><text:a xlink:type="simple" xlink:href="#org1852307">10.40. org-mode の latex エクスポート関数をオーバーライド</text:a></text:p>
          <text:p text:style-name="Contents_20_2"><text:a xlink:type="simple" xlink:href="#orgc61c665">10.41. [org-autolist] ブリッツの入力を簡単に</text:a></text:p>
          <text:p text:style-name="Contents_20_2"><text:a xlink:type="simple" xlink:href="#org9d49a10">10.42. <text:span text:style-name="OrgTodo">TODO</text:span> [org-dashboard] 進捗をプログレスバーで確認</text:a></text:p>
          <text:p text:style-name="Contents_20_2"><text:a xlink:type="simple" xlink:href="#org5d76456">10.43. <text:span text:style-name="OrgTodo">TODO</text:span> [org-clock-today] 今日の総作業時間をモードラインに表示</text:a></text:p>
          <text:p text:style-name="Contents_20_2"><text:a xlink:type="simple" xlink:href="#orgb4a78d9">10.44. <text:span text:style-name="OrgTodo">TODO</text:span> [org-recent-headings] 訪問したツリーを記録し簡単に再訪問可能にする</text:a></text:p>
          <text:p text:style-name="Contents_20_2"><text:a xlink:type="simple" xlink:href="#org677a0ea">10.45. <text:span text:style-name="OrgTodo">TODO</text:span> [orgnav] ツリーの検索インタフェース</text:a></text:p>
          <text:p text:style-name="Contents_20_2"><text:a xlink:type="simple" xlink:href="#org8e17b80">10.46. <text:span text:style-name="OrgTodo">TODO</text:span> [org-random-todo] ランダムにタスクを選ぶ</text:a></text:p>
          <text:p text:style-name="Contents_20_2"><text:a xlink:type="simple" xlink:href="#org6ecdee5">10.47. <text:span text:style-name="OrgTodo">TODO</text:span> [toc-org] 文字の挿入</text:a></text:p>
          <text:p text:style-name="Contents_20_1"><text:a xlink:type="simple" xlink:href="#org904618e">11. フレーム／ウィンドウ制御</text:a></text:p>
          <text:p text:style-name="Contents_20_2"><text:a xlink:type="simple" xlink:href="#org0909573">11.1. 起動時の設定</text:a></text:p>
          <text:p text:style-name="Contents_20_2"><text:a xlink:type="simple" xlink:href="#orgbcf2ae9">11.2. [e2wm.el] 二画面表示</text:a></text:p>
          <text:p text:style-name="Contents_20_2"><text:a xlink:type="simple" xlink:href="#orge1bd1e6">11.3. [frame-ctr.el] キーボードでフレームの場所を移す</text:a></text:p>
          <text:p text:style-name="Contents_20_2"><text:a xlink:type="simple" xlink:href="#org2b45b0b">11.4. [popwin.el] ポップアップウィンドウの制御</text:a></text:p>
          <text:p text:style-name="Contents_20_2"><text:a xlink:type="simple" xlink:href="#org7f2cc10">11.5. <text:span text:style-name="OrgTodo">TODO</text:span> [shackle.el] ポップアップウィンドウの制御</text:a></text:p>
          <text:p text:style-name="Contents_20_2"><text:a xlink:type="simple" xlink:href="#org0407f33">11.6. [elscreen.el] Emacs バッファをタブ化</text:a></text:p>
          <text:p text:style-name="Contents_20_2"><text:a xlink:type="simple" xlink:href="#orgc71ae89">11.7. [tabbar-ruler] バッファをタブ切り替え可能に</text:a></text:p>
          <text:p text:style-name="Contents_20_1"><text:a xlink:type="simple" xlink:href="#orgf05a32b">12. フォント／配色関連</text:a></text:p>
          <text:p text:style-name="Contents_20_2"><text:a xlink:type="simple" xlink:href="#orga96b3f7">12.1. 正規表現を見やすくする</text:a></text:p>
          <text:p text:style-name="Contents_20_2"><text:a xlink:type="simple" xlink:href="#orgf7ddb1d">12.2. 設定ファイルを見やすくする</text:a></text:p>
          <text:p text:style-name="Contents_20_2"><text:a xlink:type="simple" xlink:href="#org2530a1c">12.3. カーソル行に色をつける</text:a></text:p>
          <text:p text:style-name="Contents_20_2"><text:a xlink:type="simple" xlink:href="#org34eb54b">12.4. カーソル色の切り替え <text:span text:style-name="OrgTags">[<text:span text:style-name="OrgTag">Mac</text:span>]</text:span></text:a></text:p>
          <text:p text:style-name="Contents_20_2"><text:a xlink:type="simple" xlink:href="#org6b8516e">12.5. カーソルを点滅させない</text:a></text:p>
          <text:p text:style-name="Contents_20_2"><text:a xlink:type="simple" xlink:href="#orgbbdd1ca">12.6. カーソル位置のフォントを確認</text:a></text:p>
          <text:p text:style-name="Contents_20_2"><text:a xlink:type="simple" xlink:href="#orgd9da06f">12.7. フォント設定</text:a></text:p>
          <text:p text:style-name="Contents_20_3"><text:a xlink:type="simple" xlink:href="#orgfac9d41">12.7.1. フォントのインストール方法</text:a></text:p>
          <text:p text:style-name="Contents_20_3"><text:a xlink:type="simple" xlink:href="#orgefb0f23">12.7.2. フォントチェック用コード</text:a></text:p>
          <text:p text:style-name="Contents_20_2"><text:a xlink:type="simple" xlink:href="#org68616e5">12.8. 行間を制御する</text:a></text:p>
          <text:p text:style-name="Contents_20_2"><text:a xlink:type="simple" xlink:href="#org4f8eb4a">12.9. パッチをカラフルに表示する</text:a></text:p>
          <text:p text:style-name="Contents_20_2"><text:a xlink:type="simple" xlink:href="#org3872dbe">12.10. 背景を黒系色にする</text:a></text:p>
          <text:p text:style-name="Contents_20_2"><text:a xlink:type="simple" xlink:href="#org06021c6">12.11. 時間帯を指定して起動時にテーマを切り替える</text:a></text:p>
          <text:p text:style-name="Contents_20_2"><text:a xlink:type="simple" xlink:href="#org62d0693">12.12. [rainbow-mode.el] 配色のリアルタイム確認</text:a></text:p>
          <text:p text:style-name="Contents_20_3"><text:a xlink:type="simple" xlink:href="#orgca27043">12.12.1. 色一覧</text:a></text:p>
          <text:p text:style-name="Contents_20_2"><text:a xlink:type="simple" xlink:href="#org8414e2d">12.13. [volatile-highlights] コピペした領域を強調</text:a></text:p>
          <text:p text:style-name="Contents_20_1"><text:a xlink:type="simple" xlink:href="#org45fcc14">13. ユーティリティ関数</text:a></text:p>
          <text:p text:style-name="Contents_20_2"><text:a xlink:type="simple" xlink:href="#org8772719">13.1. [pomodoro.el] ポモドーロの実践</text:a></text:p>
          <text:p text:style-name="Contents_20_2"><text:a xlink:type="simple" xlink:href="#org5a9332a">13.2. カレントバッファのあるディレクトリをターミナルで表示</text:a></text:p>
          <text:p text:style-name="Contents_20_2"><text:a xlink:type="simple" xlink:href="#orge78db83">13.3. [google-this.el] 単語をグーグル検索</text:a></text:p>
          <text:p text:style-name="Contents_20_2"><text:a xlink:type="simple" xlink:href="#orgc6d6c55">13.4. [lingr.el] チャットルームに参加</text:a></text:p>
          <text:p text:style-name="Contents_20_2"><text:a xlink:type="simple" xlink:href="#org1f8865d">13.5. <text:span text:style-name="OrgTodo">TODO</text:span> [password-store.el] パスワード管理</text:a></text:p>
          <text:p text:style-name="Contents_20_2"><text:a xlink:type="simple" xlink:href="#orgeb37c24">13.6. [multi-term.el] ターミナル</text:a></text:p>
          <text:p text:style-name="Contents_20_2"><text:a xlink:type="simple" xlink:href="#orgc7f5c0e">13.7. [osx-lib.el] OSX用ユーティリティ <text:span text:style-name="OrgTags">[<text:span text:style-name="OrgTag">Mac</text:span>]</text:span></text:a></text:p>
          <text:p text:style-name="Contents_20_2"><text:a xlink:type="simple" xlink:href="#org8d06f96">13.8. iterm2 を Emacs から呼び出したい <text:span text:style-name="OrgTags">[<text:span text:style-name="OrgTag">Mac</text:span>]</text:span></text:a></text:p>
          <text:p text:style-name="Contents_20_2"><text:a xlink:type="simple" xlink:href="#org0530dff">13.9. [utility.el] 自作してテスト中の便利関数群</text:a></text:p>
          <text:p text:style-name="Contents_20_1"><text:a xlink:type="simple" xlink:href="#org19bf001">14. おわりに</text:a></text:p>
        </text:index-body>
      </text:table-of-content>
      <text:h text:style-name="Heading_20_1" text:outline-level="1" text:is-list-header="false">
<text:bookmark-start text:name="OrgXref.org9394543"/>
<text:bookmark text:name="org9394543"/>はじめに
<text:bookmark-end text:name="OrgXref.org9394543"/></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567da46"/>
<text:bookmark text:name="org567da46"/>基本設定
<text:bookmark-end text:name="OrgXref.org567da46"/></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010468e"/>
<text:bookmark text:name="org010468e"/>init.el のヘッダ
<text:bookmark-end text:name="OrgXref.org010468e"/></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71b7dde"/>
<text:bookmark text:name="org71b7dde"/>init ファイルの読み込み時間計測
<text:bookmark-end text:name="OrgXref.org71b7dde"/></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8ac0dd4"/>
<text:bookmark text:name="org8ac0dd4"/>起動時間の計測
<text:bookmark-end text:name="OrgXref.org8ac0dd4"/></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d5161d2"/>
<text:bookmark text:name="orgd5161d2"/>GCサイズの最適化
<text:bookmark-end text:name="OrgXref.orgd5161d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3277ae"/>
<text:bookmark text:name="org63277ae"/>[exec-path-from-shell] PATH設定をシェルから継承する
<text:bookmark-end text:name="OrgXref.org63277ae"/></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e3a736f"/>
<text:bookmark text:name="orge3a736f"/>cl を使う
<text:bookmark-end text:name="OrgXref.orge3a736f"/></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5229081"/>
<text:bookmark text:name="org5229081"/>[load-package-p] 設定の読み込みフラグを確認する
<text:bookmark-end text:name="OrgXref.org5229081"/></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d42510a"/>
<text:bookmark text:name="orgd42510a"/>リストで関数を渡せる autoload-if-found を使う
<text:bookmark-end text:name="OrgXref.orgd42510a"/></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77ad3e0"/>
<text:bookmark text:name="org77ad3e0"/>[eval-after-autoload-if-found] 複数関数を対象とする遅延読み込み
<text:bookmark-end text:name="OrgXref.org77ad3e0"/></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d39cb8"/>
<text:bookmark text:name="org1d39cb8"/>関数版
<text:bookmark-end text:name="OrgXref.org1d39cb8"/></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3fb0fc0"/>
<text:bookmark text:name="org3fb0fc0"/>マクロ版
<text:bookmark-end text:name="OrgXref.org3fb0fc0"/></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acb918e"/>
<text:bookmark text:name="orgacb918e"/>[library-p] load-path にライブラリがあるかを判定
<text:bookmark-end text:name="OrgXref.orgacb918e"/></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6609d81"/>
<text:bookmark text:name="org6609d81"/>[passed-clock-p] 指定時刻が本日の未来の時刻かを判定
<text:bookmark-end text:name="OrgXref.org6609d81"/></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aa4d8ba"/>
<text:bookmark text:name="orgaa4d8ba"/>[input-focus-p] フォーカス判定
<text:bookmark-end text:name="OrgXref.orgaa4d8b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982feb0"/>
<text:bookmark text:name="org982feb0"/>警告の抑制
<text:bookmark-end text:name="OrgXref.org982feb0"/></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8ba3a59"/>
<text:bookmark text:name="org8ba3a59"/>エラー表示の抑制
<text:bookmark-end text:name="OrgXref.org8ba3a5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1a37d3f"/>
<text:bookmark text:name="org1a37d3f"/>C-x C-c で容易にEmacsを終了させないように質問する
<text:bookmark-end text:name="OrgXref.org1a37d3f"/></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33d3c28"/>
<text:bookmark text:name="org33d3c28"/>キーバインド
<text:bookmark-end text:name="OrgXref.org33d3c28"/></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c01abe6"/>
<text:bookmark text:name="orgc01abe6"/>Messages 出力を封じるためのマクロ
<text:bookmark-end text:name="OrgXref.orgc01abe6"/></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5b11c12"/>
<text:bookmark text:name="org5b11c12"/>エンターキーの挙動
<text:bookmark-end text:name="OrgXref.org5b11c12"/></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5336a16"/>
<text:bookmark text:name="org5336a16"/>コマンド入力中に入力過程をミニバッファに反映する
<text:bookmark-end text:name="OrgXref.org5336a16"/></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2fe52a3"/>
<text:bookmark text:name="org2fe52a3"/>コア設定
<text:bookmark-end text:name="OrgXref.org2fe52a3"/></text:h>
      <text:p text:style-name="Text_20_body">Emacs を操作して文書編集する上で欠かせない設定です．<text:line-break/></text:p>
      <text:h text:style-name="Heading_20_2" text:outline-level="2" text:is-list-header="false">
<text:bookmark-start text:name="OrgXref.org4ea09a8"/>
<text:bookmark text:name="org4ea09a8"/>言語／文字コード
<text:bookmark-end text:name="OrgXref.org4ea09a8"/></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95a3518"/>
<text:bookmark text:name="org95a3518"/>日本語入力
<text:bookmark-end text:name="OrgXref.org95a3518"/></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4bbfa64"/>
<text:bookmark text:name="org4bbfa64"/>[ag.el] 検索
<text:bookmark-end text:name="OrgXref.org4bbfa6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9fad0ba"/>
<text:bookmark text:name="org9fad0ba"/>基本キーバインド
<text:bookmark-end text:name="OrgXref.org9fad0b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5ff1b61"/>
<text:bookmark text:name="org5ff1b61"/>ナローイングするか
<text:bookmark-end text:name="OrgXref.org5ff1b61"/></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し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e113cac"/>
<text:bookmark text:name="orge113cac"/>バッファの終わりでのnewlineを禁止する
<text:bookmark-end text:name="OrgXref.orge113cac"/></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03f9d44"/>
<text:bookmark text:name="org03f9d44"/>常に最終行に一行追加する
<text:bookmark-end text:name="OrgXref.org03f9d44"/></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358c13c"/>
<text:bookmark text:name="org358c13c"/>長い文章を右端で常に折り返す
<text:bookmark-end text:name="OrgXref.org358c13c"/></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fae2ac9"/>
<text:bookmark text:name="orgfae2ac9"/>バッファが外部から編集された場合に自動で再読み込みする
<text:bookmark-end text:name="OrgXref.orgfae2ac9"/></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d23da37"/>
<text:bookmark text:name="orgd23da37"/>[uniquify.el] 同じバッファ名が開かれた場合に区別する
<text:bookmark-end text:name="OrgXref.orgd23da37"/></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60401d3"/>
<text:bookmark text:name="org60401d3"/>マウスで選択した領域を自動コピー
<text:bookmark-end text:name="OrgXref.org60401d3"/></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6dfc951"/>
<text:bookmark text:name="org6dfc951"/>パッケージ管理
<text:bookmark-end text:name="OrgXref.org6dfc951"/></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08fe17b"/>
<text:bookmark text:name="org08fe17b"/>[cask-mode.el] モード設定
<text:bookmark-end text:name="OrgXref.org08fe17b"/></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c4f43a8"/>
<text:bookmark text:name="orgc4f43a8"/>Cask のセットアップ
<text:bookmark-end text:name="OrgXref.orgc4f43a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74958d"/>
<text:bookmark text:name="org074958d"/>load-path を一箇所にして起動を高速化
<text:bookmark-end text:name="OrgXref.org074958d"/></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2c23ffb"/>
<text:bookmark text:name="org2c23ffb"/>[paradox.el] パッケージ選択画面の改善
<text:bookmark-end text:name="OrgXref.org2c23ffb"/></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2464b24"/>
<text:bookmark text:name="org2464b24"/>インデント
<text:bookmark-end text:name="OrgXref.org2464b2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eb0eb65"/>
<text:bookmark text:name="orgeb0eb65"/>[aggressive-indent] 即時バッファ整形
<text:bookmark-end text:name="OrgXref.orgeb0eb6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8dcfa66"/>
<text:bookmark text:name="org8dcfa66"/>ファイルリンクを辿る時に確認のメッセージを出さない
<text:bookmark-end text:name="OrgXref.org8dcfa66"/></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8a010a0"/>
<text:bookmark text:name="org8a010a0"/>MBPビルド用設定
<text:bookmark-end text:name="OrgXref.org8a010a0"/></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40b8894"/>
<text:bookmark text:name="org40b8894"/>NSビルド用設定<text:tab/><text:span text:style-name="OrgTags">[<text:span text:style-name="OrgTag">Mac</text:span>]</text:span>
<text:bookmark-end text:name="OrgXref.org40b8894"/></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7f0dc11"/>
<text:bookmark text:name="org7f0dc11"/>カーソル移動
<text:bookmark-end text:name="OrgXref.org7f0dc1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a243dc2"/>
<text:bookmark text:name="orga243dc2"/>バッファ内のカーソル移動
<text:bookmark-end text:name="OrgXref.orga243dc2"/></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850e531"/>
<text:bookmark text:name="org850e531"/>バッファ間のカーソル移動
<text:bookmark-end text:name="OrgXref.org850e531"/></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f36936e"/>
<text:bookmark text:name="orgf36936e"/>スクロールを制御
<text:bookmark-end text:name="OrgXref.orgf36936e"/></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0e0136e"/>
<text:bookmark text:name="org0e0136e"/>スクロールで表示を重複させる行数
<text:bookmark-end text:name="OrgXref.org0e0136e"/></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b41049d"/>
<text:bookmark text:name="orgb41049d"/>[SmoothScroll.el] カーソル固定でスクロールする
<text:bookmark-end text:name="OrgXref.orgb41049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776715f"/>
<text:bookmark text:name="org776715f"/>キーバインド
<text:bookmark-end text:name="OrgXref.org776715f"/></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75412bb"/>
<text:bookmark text:name="org75412bb"/>[smooth-scroll.el] 滑らかなスクロール
<text:bookmark-end text:name="OrgXref.org75412bb"/></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d050e08"/>
<text:bookmark text:name="orgd050e08"/>[point-undo.el] カーソル位置を簡単にたどる
<text:bookmark-end text:name="OrgXref.orgd050e08"/></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c594e05"/>
<text:bookmark text:name="orgc594e05"/>[cycle-buffer.el] カレントバッファの表示切り替え
<text:bookmark-end text:name="OrgXref.orgc594e0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5fa33b3"/>
<text:bookmark text:name="org5fa33b3"/>[bm.el] カーソル位置をブックマークして追う
<text:bookmark-end text:name="OrgXref.org5fa33b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7dfb80f"/>
<text:bookmark text:name="org7dfb80f"/>[centered-cursor-mode.el] カーソル位置をバッファ中央に固定
<text:bookmark-end text:name="OrgXref.org7dfb80f"/></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6c7bb1d"/>
<text:bookmark text:name="org6c7bb1d"/>編集サポート
<text:bookmark-end text:name="OrgXref.org6c7bb1d"/></text:h>
      <text:h text:style-name="Heading_20_2" text:outline-level="2" text:is-list-header="false">
<text:bookmark-start text:name="OrgXref.orgec1b127"/>
<text:bookmark text:name="orgec1b127"/>矩形編集／連番入力
<text:bookmark-end text:name="OrgXref.orgec1b127"/></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9cc3273"/>
<text:bookmark text:name="org9cc3273"/>Yank時に装飾を取る
<text:bookmark-end text:name="OrgXref.org9cc3273"/></text:h>
      <text:p text:style-name="OrgSrcBlockLastLine">(<text:span text:style-name="OrgSrcFontLockKeywordFace">setq</text:span><text:s/>yank-excluded-properties<text:s/>t)</text:p>
      <text:h text:style-name="Heading_20_2" text:outline-level="2" text:is-list-header="false">
<text:bookmark-start text:name="OrgXref.org9d51b36"/>
<text:bookmark text:name="org9d51b36"/>ファイル保存時に時間を記録する
<text:bookmark-end text:name="OrgXref.org9d51b36"/></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p>
      <text:p text:style-name="OrgSrcBlock"><text:s/><text:s/><text:s/><text:s/><text:s/><text:s/><text:s/><text:span text:style-name="OrgSrcFontLockStringFace">"updat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update-stamp</text:span><text:s/>nil<text:s/>t))</text:p>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format<text:s/><text:span text:style-name="OrgSrcFontLockStringFace">"%:y-%02m-%02dT%02H:%02M:%02S%Z"</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update-stamp))</text:p>
      <text:p text:style-name="OrgSrcBlock"><text:s/><text:s/><text:s/><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autoload-if-found</text:p>
      <text:p text:style-name="OrgSrcBlock"><text:s/><text:s/><text:s/><text:s/><text:s/><text:s/><text:s/>'(time-stamp)</text:p>
      <text:p text:style-name="OrgSrcBlock"><text:s/><text:s/><text:s/><text:s/><text:s/><text:s/><text:s/><text:span text:style-name="OrgSrcFontLockStringFace">"tim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time-stamp</text:span><text:s/>nil<text:s/>t))</text:p>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format<text:s/><text:span text:style-name="OrgSrcFontLockStringFace">"%:y-%02m-%02dT%02H:%02M:%02S%Z"</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ime-stamp))</text:p>
      <text:p text:style-name="OrgSrcBlockLastLine"><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9d79bd5"/>
<text:bookmark text:name="org9d79bd5"/>選択リージョンを使って検索
<text:bookmark-end text:name="OrgXref.org9d79bd5"/></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f5e5da"/>
<text:bookmark text:name="orgcf5e5da"/>ChangeLog モード
<text:bookmark-end text:name="OrgXref.orgcf5e5da"/></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5abe7e4"/>
<text:bookmark text:name="org5abe7e4"/>テキストモード
<text:bookmark-end text:name="OrgXref.org5abe7e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c9fc49"/>
<text:bookmark text:name="org9c9fc49"/>C/C++モード
<text:bookmark-end text:name="OrgXref.org9c9fc49"/></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b721d7"/>
<text:bookmark text:name="org1b721d7"/>C#モード
<text:bookmark-end text:name="OrgXref.org1b721d7"/></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3c0a04"/>
<text:bookmark text:name="orge3c0a04"/>Infoモード
<text:bookmark-end text:name="OrgXref.orge3c0a04"/></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db9184b"/>
<text:bookmark text:name="orgdb9184b"/>Rモード
<text:bookmark-end text:name="OrgXref.orgdb9184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b3d3061"/>
<text:bookmark text:name="orgb3d3061"/>nXMLモード
<text:bookmark-end text:name="OrgXref.orgb3d3061"/></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2600c66"/>
<text:bookmark text:name="org2600c66"/>yamlモード
<text:bookmark-end text:name="OrgXref.org2600c6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d619001"/>
<text:bookmark text:name="orgd619001"/>jsonモード
<text:bookmark-end text:name="OrgXref.orgd619001"/></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7f971f"/>
<text:bookmark text:name="org97f971f"/>javascriptモード
<text:bookmark-end text:name="OrgXref.org97f971f"/></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5ad2cc0"/>
<text:bookmark text:name="org5ad2cc0"/>csvモード
<text:bookmark-end text:name="OrgXref.org5ad2cc0"/></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36a087"/>
<text:bookmark text:name="orgb36a087"/>asciiモード
<text:bookmark-end text:name="OrgXref.orgb36a087"/></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288c6cf"/>
<text:bookmark text:name="org288c6cf"/>esモード
<text:bookmark-end text:name="OrgXref.org288c6cf"/></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16271df"/>
<text:bookmark text:name="org16271df"/>gnuplotモード
<text:bookmark-end text:name="OrgXref.org16271d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7b8ab0"/>
<text:bookmark text:name="orgc7b8ab0"/>markdown-mode
<text:bookmark-end text:name="OrgXref.orgc7b8ab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c273331"/>
<text:bookmark text:name="orgc273331"/>スペルチェック
<text:bookmark-end text:name="OrgXref.orgc273331"/></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0ab7396"/>
<text:bookmark text:name="org0ab7396"/>リアルタイムスペルチェック
<text:bookmark-end text:name="OrgXref.org0ab7396"/></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813fe7f"/>
<text:bookmark text:name="org813fe7f"/>[latex-math-preview.el] TeX数式をプレビュー
<text:bookmark-end text:name="OrgXref.org813fe7f"/></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491e0fc"/>
<text:bookmark text:name="org491e0fc"/>[po-mode.el] 翻訳ファイルの編集
<text:bookmark-end text:name="OrgXref.org491e0fc"/></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ef9e5b0"/>
<text:bookmark text:name="orgef9e5b0"/>[word-count.el] リージョン内の文字をカウントする
<text:bookmark-end text:name="OrgXref.orgef9e5b0"/></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776bbb8"/>
<text:bookmark text:name="org776bbb8"/>[yatex.el] YaTeXモード
<text:bookmark-end text:name="OrgXref.org776bbb8"/></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a48b686"/>
<text:bookmark text:name="orga48b686"/>[auxtex.el] AUCTEXモード
<text:bookmark-end text:name="OrgXref.orga48b686"/></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e7e6d2a"/>
<text:bookmark text:name="orge7e6d2a"/>[display-time-world-mode] 世界時計
<text:bookmark-end text:name="OrgXref.orge7e6d2a"/></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8e4220a"/>
<text:bookmark text:name="org8e4220a"/>[yasnippet.el] Emacs用のテンプレートシステム
<text:bookmark-end text:name="OrgXref.org8e4220a"/></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e4f16a9"/>
<text:bookmark text:name="orge4f16a9"/>[sdic.el] 英辞郎で英単語を調べる
<text:bookmark-end text:name="OrgXref.orge4f16a9"/></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09e253b"/>
<text:bookmark text:name="org09e253b"/>MacOSのdictionary.appで辞書をひく
<text:bookmark-end text:name="OrgXref.org09e253b"/></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def73a5"/>
<text:bookmark text:name="orgdef73a5"/>MacOSのdictionary.appでCOBUILD5の辞書をひく（旧）
<text:bookmark-end text:name="OrgXref.orgdef73a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488784b"/>
<text:bookmark text:name="org488784b"/>マイナーモード化
<text:bookmark-end text:name="OrgXref.org488784b"/></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22eebf6"/>
<text:bookmark text:name="org22eebf6"/>キーバインド
<text:bookmark-end text:name="OrgXref.org22eebf6"/></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2327d2c"/>
<text:bookmark text:name="org2327d2c"/>[lookup.el] 辞書
<text:bookmark-end text:name="OrgXref.org2327d2c"/></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020bba9"/>
<text:bookmark text:name="org020bba9"/>キーバインド
<text:bookmark-end text:name="OrgXref.org020bba9"/></text:h>
      <text:p text:style-name="OrgSrcBlockLastLine">(global-set-key<text:s/>(kbd<text:s/><text:span text:style-name="OrgSrcFontLockStringFace">"&lt;f6&gt;"</text:span>)<text:s/>'lookup-word)</text:p>
      <text:h text:style-name="Heading_20_2" text:outline-level="2" text:is-list-header="false">
<text:bookmark-start text:name="OrgXref.org13f9270"/>
<text:bookmark text:name="org13f9270"/>[cacoo] Cacoo で描く
<text:bookmark-end text:name="OrgXref.org13f9270"/></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85a93ff"/>
<text:bookmark text:name="org85a93ff"/>[iedit] バッファ内の同じ文字列を一度に編集する
<text:bookmark-end text:name="OrgXref.org85a93ff"/></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5848ece"/>
<text:bookmark text:name="org5848ece"/>[web-mode] HTML編集
<text:bookmark-end text:name="OrgXref.org5848ec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09d8f3d"/>
<text:bookmark text:name="org09d8f3d"/>[emmet-mode] zencoding の後継
<text:bookmark-end text:name="OrgXref.org09d8f3d"/></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9324ab8"/>
<text:bookmark text:name="org9324ab8"/>[zencoding-mode] HTML編集の高速化（旧）
<text:bookmark-end text:name="OrgXref.org9324ab8"/></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fd259aa"/>
<text:bookmark text:name="orgfd259aa"/>[describe-number] 16進数などを確認
<text:bookmark-end text:name="OrgXref.orgfd259aa"/></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8c98f9d"/>
<text:bookmark text:name="org8c98f9d"/>[web-beautify.el] ソースコード整形
<text:bookmark-end text:name="OrgXref.org8c98f9d"/></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8d695df"/>
<text:bookmark text:name="org8d695df"/>[smartparens.el] 対応するカッコの挿入をアシスト
<text:bookmark-end text:name="OrgXref.org8d695df"/></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d806c91"/>
<text:bookmark text:name="orgd806c91"/>[replace-from-region.el] 選択領域を別の文字列に置き換える
<text:bookmark-end text:name="OrgXref.orgd806c91"/></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b9cbe88"/>
<text:bookmark text:name="orgb9cbe88"/>[selected.el] リージョン選択時のアクションを制御
<text:bookmark-end text:name="OrgXref.orgb9cbe88"/></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LastLine"><text:s/><text:s/><text:s/><text:s/>(selected-global-mode<text:s/>1)))</text:p>
      <text:h text:style-name="Heading_20_1" text:outline-level="1" text:is-list-header="false">
<text:bookmark-start text:name="OrgXref.orgdcb20e3"/>
<text:bookmark text:name="orgdcb20e3"/>表示サポート
<text:bookmark-end text:name="OrgXref.orgdcb20e3"/></text:h>
      <text:h text:style-name="Heading_20_2" text:outline-level="2" text:is-list-header="false">
<text:bookmark-start text:name="OrgXref.orgab8253c"/>
<text:bookmark text:name="orgab8253c"/>モードラインのモード名を短くする
<text:bookmark-end text:name="OrgXref.orgab8253c"/></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20d7701"/>
<text:bookmark text:name="org20d7701"/>モードラインのNarrowを短くする
<text:bookmark-end text:name="OrgXref.org20d7701"/></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c9ea6b5"/>
<text:bookmark text:name="orgc9ea6b5"/>モードラインの節約（VC-mode編）
<text:bookmark-end text:name="OrgXref.orgc9ea6b5"/></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cc74d8"/>
<text:bookmark text:name="org1cc74d8"/>モードラインの色をカスタマイズする
<text:bookmark-end text:name="OrgXref.org1cc74d8"/></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30b5df"/>
<text:bookmark text:name="org530b5df"/>色セット例
<text:bookmark-end text:name="OrgXref.org530b5d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28b3f8"/>
<text:bookmark text:name="org428b3f8"/>visible-bell のカスタマイズ
<text:bookmark-end text:name="OrgXref.org428b3f8"/></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2269e6b"/>
<text:bookmark text:name="org2269e6b"/>常に <text:span text:style-name="Bold">scratch</text:span> を表示して起動する
<text:bookmark-end text:name="OrgXref.org2269e6b"/></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e024da8"/>
<text:bookmark text:name="orge024da8"/>バッテリー情報をモードラインに表示する
<text:bookmark-end text:name="OrgXref.orge024da8"/></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b9f3355"/>
<text:bookmark text:name="orgb9f3355"/>スクロールバーを非表示にする
<text:bookmark-end text:name="OrgXref.orgb9f3355"/></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9f65ba3"/>
<text:bookmark text:name="org9f65ba3"/>[yascroll] フリンジにスクロールバーを出す
<text:bookmark-end text:name="OrgXref.org9f65ba3"/></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f28933e"/>
<text:bookmark text:name="orgf28933e"/>ツールバーを非表示にする
<text:bookmark-end text:name="OrgXref.orgf28933e"/></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f386176"/>
<text:bookmark text:name="orgf386176"/>起動時のスプラッシュ画面を表示しない
<text:bookmark-end text:name="OrgXref.orgf38617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d3c158f"/>
<text:bookmark text:name="orgd3c158f"/>カーソル行の行数をモードラインに表示する
<text:bookmark-end text:name="OrgXref.orgd3c158f"/></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e90b8da"/>
<text:bookmark text:name="orge90b8da"/>カーソル行の関数名をモードラインに表示する
<text:bookmark-end text:name="OrgXref.orge90b8da"/></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6718cc8"/>
<text:bookmark text:name="org6718cc8"/>時刻をモードラインに表示する
<text:bookmark-end text:name="OrgXref.org6718cc8"/></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146a262"/>
<text:bookmark text:name="org146a262"/>対応するカッコをハイライトする
<text:bookmark-end text:name="OrgXref.org146a262"/></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5151f9a"/>
<text:bookmark text:name="org5151f9a"/>全角スペースと行末タブ／半角スペースを強調表示する
<text:bookmark-end text:name="OrgXref.org5151f9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cdb5d02"/>
<text:bookmark text:name="orgcdb5d02"/>バッファの終わりをフリンジで明示
<text:bookmark-end text:name="OrgXref.orgcdb5d0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7221311"/>
<text:bookmark text:name="org7221311"/>[migemo.el] ローマ字入力で日本語を検索する
<text:bookmark-end text:name="OrgXref.org722131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0d19fcc"/>
<text:bookmark text:name="org0d19fcc"/>[anything.el] 何でも絞り込みインターフェイス（旧）
<text:bookmark-end text:name="OrgXref.org0d19fc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p>
      <text:p text:style-name="OrgSrcBlock"><text:s/><text:s/><text:s/><text:s/><text:s/><text:s/><text:s/><text:s/><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9544b07"/>
<text:bookmark text:name="org9544b07"/>キーバインド
<text:bookmark-end text:name="OrgXref.org9544b07"/></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3959023"/>
<text:bookmark text:name="org3959023"/>[helm.el] 続・何でも絞り込みインターフェイス
<text:bookmark-end text:name="OrgXref.org3959023"/></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2224cbb"/>
<text:bookmark text:name="org2224cbb"/>[stripe-buffer.el] テーブルの色をストライプにする
<text:bookmark-end text:name="OrgXref.org2224cb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34e37c9"/>
<text:bookmark text:name="org34e37c9"/>[rainbow-delimiters] 対応するカッコに色を付ける
<text:bookmark-end text:name="OrgXref.org34e37c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71a1f2"/>
<text:bookmark text:name="org971a1f2"/>[git-gutter-fringe] 編集差分をフレーム端で視覚化
<text:bookmark-end text:name="OrgXref.org971a1f2"/></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b68c73f"/>
<text:bookmark text:name="orgb68c73f"/>[zlc.el] find-file バッファを zsh ライクにする
<text:bookmark-end text:name="OrgXref.orgb68c73f"/></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dd9c234"/>
<text:bookmark text:name="orgdd9c234"/>[japanese-holidays] カレンダーをカラフルにする
<text:bookmark-end text:name="OrgXref.orgdd9c23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e48537"/>
<text:bookmark text:name="org8e48537"/>[calendar.el] カレンダーで週番号を表示する
<text:bookmark-end text:name="OrgXref.org8e48537"/></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25e2478"/>
<text:bookmark text:name="org25e2478"/>[guide-key] キーバインドの選択肢をポップアップする
<text:bookmark-end text:name="OrgXref.org25e2478"/></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45ce630"/>
<text:bookmark text:name="org45ce630"/>[which-key] キーバインドの選択肢をポップアップする
<text:bookmark-end text:name="OrgXref.org45ce630"/></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6b96ca2"/>
<text:bookmark text:name="org6b96ca2"/>[stock-ticker] 株価をモードラインに表示
<text:bookmark-end text:name="OrgXref.org6b96ca2"/></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9bd8cb3"/>
<text:bookmark text:name="org9bd8cb3"/>[mode-icons] 使用中のモード表示をアイコンで代替
<text:bookmark-end text:name="OrgXref.org9bd8cb3"/></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9e4fb5b"/>
<text:bookmark text:name="org9e4fb5b"/>[highlight-symbol] 同じ名前のシンボルをハイライトする
<text:bookmark-end text:name="OrgXref.org9e4fb5b"/></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452b3dc"/>
<text:bookmark text:name="org452b3dc"/>メディアサポート
<text:bookmark-end text:name="OrgXref.org452b3dc"/></text:h>
      <text:h text:style-name="Heading_20_2" text:outline-level="2" text:is-list-header="false">
<text:bookmark-start text:name="OrgXref.org418dedb"/>
<text:bookmark text:name="org418dedb"/>[bongo.el] Emacsのバッファで音楽ライブラリを管理する
<text:bookmark-end text:name="OrgXref.org418dedb"/></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e644947"/>
<text:bookmark text:name="orge644947"/>[GoogleMaps.el] GoogleMaps を Emacs 内で使う
<text:bookmark-end text:name="OrgXref.orge644947"/></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504c967"/>
<text:bookmark text:name="org504c967"/>[org-google-weather.el] org-agenda に天気を表示する
<text:bookmark-end text:name="OrgXref.org504c96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611cf68"/>
<text:bookmark text:name="org611cf68"/>履歴／ファイル管理
<text:bookmark-end text:name="OrgXref.org611cf68"/></text:h>
      <text:h text:style-name="Heading_20_2" text:outline-level="2" text:is-list-header="false">
<text:bookmark-start text:name="OrgXref.org1ad8417"/>
<text:bookmark text:name="org1ad8417"/>[dired] ファイラのサポートツール
<text:bookmark-end text:name="OrgXref.org1ad8417"/></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133ac5c"/>
<text:bookmark text:name="org133ac5c"/>Undoバッファを無限に取る
<text:bookmark-end text:name="OrgXref.org133ac5c"/></text:h>
      <text:p text:style-name="OrgSrcBlockLastLine">(<text:span text:style-name="OrgSrcFontLockKeywordFace">setq</text:span><text:s/>undo-outer-limit<text:s/>nil)</text:p>
      <text:h text:style-name="Heading_20_2" text:outline-level="2" text:is-list-header="false">
<text:bookmark-start text:name="OrgXref.org4eb60c5"/>
<text:bookmark text:name="org4eb60c5"/>[undo-tree] 編集履歴をわかりやすくたどる
<text:bookmark-end text:name="OrgXref.org4eb60c5"/></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f4e1831"/>
<text:bookmark text:name="orgf4e1831"/>バッファ保存時にバックアップファイルを生成する
<text:bookmark-end text:name="OrgXref.orgf4e1831"/></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10294a1"/>
<text:bookmark text:name="org10294a1"/>バッファ保存時にバックアップを生成させない
<text:bookmark-end text:name="OrgXref.org10294a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eecda20"/>
<text:bookmark text:name="orgeecda20"/>ミニバッファの履歴を保存しリストアする
<text:bookmark-end text:name="OrgXref.orgeecda20"/></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1392bd1"/>
<text:bookmark text:name="org1392bd1"/>履歴サイズを大きくする
<text:bookmark-end text:name="OrgXref.org1392bd1"/></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196e598"/>
<text:bookmark text:name="org196e598"/>Emacs終了時に開いていたバッファを起動時に復元する
<text:bookmark-end text:name="OrgXref.org196e598"/></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af70f1a"/>
<text:bookmark text:name="orgaf70f1a"/>最近開いたファイルリストを保持
<text:bookmark-end text:name="OrgXref.orgaf70f1a"/></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b370b45"/>
<text:bookmark text:name="orgb370b45"/>深夜にバッファを自動整理する
<text:bookmark-end text:name="OrgXref.orgb370b45"/></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94180fc"/>
<text:bookmark text:name="org94180fc"/>[auto-save-buffers.el] 一定間隔でバッファを保存する
<text:bookmark-end text:name="OrgXref.org94180fc"/></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f483b3d"/>
<text:bookmark text:name="orgf483b3d"/>[backup-dir.el] バックアップファイルを一箇所に集める
<text:bookmark-end text:name="OrgXref.orgf483b3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70af62"/>
<text:bookmark text:name="org670af62"/>[backup-each-save] クラッシュに備える
<text:bookmark-end text:name="OrgXref.org670af6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bd0eea7"/>
<text:bookmark text:name="orgbd0eea7"/>特定のファイルを Dropbox 以下にバックアップする
<text:bookmark-end text:name="OrgXref.orgbd0eea7"/></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s<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stringp<text:s/>rootdir)</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mapc</text:p>
      <text:p text:style-name="OrgSrcBlock"><text:s/><text:s/><text:s/><text:s/><text:s/><text:s/><text:s/><text:s/><text:s/>(<text:span text:style-name="OrgSrcFontLockKeywordFace">lambda</text:span><text:s/>(file)</text:p>
      <text:p text:style-name="OrgSrcBlock"><text:s/><text:s/><text:s/><text:s/><text:s/><text:s/><text:s/><text:s/><text:s/><text:s/><text:s/>(<text:span text:style-name="OrgSrcFontLockKeywordFace">if</text:span><text:s/>(<text:span text:style-name="OrgSrcFontLockKeywordFace">and</text:span><text:s/>(stringp<text:s/>file)</text:p>
      <text:p text:style-name="OrgSrcBlock"><text:s/><text:s/><text:s/><text:s/><text:s/><text:s/><text:s/><text:s/><text:s/><text:s/><text:s/><text:s/><text:s/><text:s/><text:s/><text:s/><text:s/><text:s/><text:s/><text:s/>(file-readable-p<text:s/>(<text:span text:style-name="OrgSrcFontLockKeywordFace">or</text:span><text:s/>file<text:s/>(expand-file-name<text:s/>file))))</text:p>
      <text:p text:style-name="OrgSrcBlock"><text:s/><text:s/><text:s/><text:s/><text:s/><text:s/><text:s/><text:s/><text:s/><text:s/><text:s/><text:s/><text:s/><text:s/><text:s/>(shell-command-to-string</text:p>
      <text:p text:style-name="OrgSrcBlock"><text:s/><text:s/><text:s/><text:s/><text:s/><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text:s/><text:s/><text:s/>(message<text:s/>(format<text:s/><text:span text:style-name="OrgSrcFontLockStringFace">"---<text:s/>backup<text:s/>failure:<text:s/>%s"</text:span><text:s/>file))))</text:p>
      <text:p text:style-name="OrgSrcBlock"><text:s/><text:s/><text:s/><text:s/><text:s/><text:s/><text:s/><text:s/><text:s/>(<text:span text:style-name="OrgSrcFontLockKeywordFace">if</text:span><text:s/>(listp<text:s/>files)</text:p>
      <text:p text:style-name="OrgSrcBlock"><text:s/><text:s/><text:s/><text:s/><text:s/><text:s/><text:s/><text:s/><text:s/><text:s/><text:s/><text:s/><text:s/>files</text:p>
      <text:p text:style-name="OrgSrcBlock"><text:s/><text:s/><text:s/><text:s/><text:s/><text:s/><text:s/><text:s/><text:s/><text:s/><text:s/>(list<text:s/>files)))</text:p>
      <text:p text:style-name="OrgSrcBlock"><text:s/><text:s/><text:s/><text:s/><text:s/><text:s/>(message<text:s/>(format<text:s/><text:span text:style-name="OrgSrcFontLockStringFace">"---<text:s/>backup-dir<text:s/>does<text:s/>not<text:s/>exist:<text:s/>%s"</text:span><text:s/>rootdir)))))</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5cec0e5"/>
<text:bookmark text:name="org5cec0e5"/>[session.el] 様々な履歴を保存し復元に利用する
<text:bookmark-end text:name="OrgXref.org5cec0e5"/></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cc70aac"/>
<text:bookmark text:name="orgcc70aac"/>[wakatime-mode.el] WakaTime を利用して作業記録する
<text:bookmark-end text:name="OrgXref.orgcc70aac"/></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37d3791"/>
<text:bookmark text:name="org37d3791"/>[neotree.el] ディレクトリ情報をツリー表示
<text:bookmark-end text:name="OrgXref.org37d3791"/></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b57ff60"/>
<text:bookmark text:name="orgb57ff60"/>[osx-trash] system-move-file-to-trash を有効にする
<text:bookmark-end text:name="OrgXref.orgb57ff60"/></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929d130"/>
<text:bookmark text:name="org929d130"/><text:span text:style-name="OrgTodo">TODO</text:span> [helpful] リッチなヘルプページ
<text:bookmark-end text:name="OrgXref.org929d130"/></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7ea2e4b"/>
<text:bookmark text:name="org7ea2e4b"/>開発サポート
<text:bookmark-end text:name="OrgXref.org7ea2e4b"/></text:h>
      <text:h text:style-name="Heading_20_2" text:outline-level="2" text:is-list-header="false">
<text:bookmark-start text:name="OrgXref.org81a3077"/>
<text:bookmark text:name="org81a3077"/>便利キーバインド
<text:bookmark-end text:name="OrgXref.org81a3077"/></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691993d"/>
<text:bookmark text:name="org691993d"/>[gist.el] Gist インターフェイス
<text:bookmark-end text:name="OrgXref.org691993d"/></text:h>
      <text:p text:style-name="OrgSrcBlockLastLine">(autoload-if-found<text:s/>'gist<text:s/><text:span text:style-name="OrgSrcFontLockStringFace">"gist"</text:span><text:s/>nil<text:s/>t)</text:p>
      <text:h text:style-name="Heading_20_2" text:outline-level="2" text:is-list-header="false">
<text:bookmark-start text:name="OrgXref.orgb29644d"/>
<text:bookmark text:name="orgb29644d"/>[doxymacs.el] Doxygen のコメントを簡単に入力する
<text:bookmark-end text:name="OrgXref.orgb29644d"/></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5969556"/>
<text:bookmark text:name="org5969556"/>[matlab.el] Matlab用の設定<text:tab/><text:span text:style-name="OrgTags">[<text:span text:style-name="OrgTag">Mac</text:span>]</text:span>
<text:bookmark-end text:name="OrgXref.org5969556"/></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f6fc6b5"/>
<text:bookmark text:name="orgf6fc6b5"/>[flycheck.el] 構文エラー表示
<text:bookmark-end text:name="OrgXref.orgf6fc6b5"/></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cdc184f"/>
<text:bookmark text:name="orgcdc184f"/>[auto-complete.el] 自動補完機能
<text:bookmark-end text:name="OrgXref.orgcdc184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62ed498"/>
<text:bookmark text:name="org62ed498"/>[auto-complete-clang.el] オムニ補完
<text:bookmark-end text:name="OrgXref.org62ed498"/></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81cea0e"/>
<text:bookmark text:name="org81cea0e"/>参考サイト
<text:bookmark-end text:name="OrgXref.org81cea0e"/></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2a170fc"/>
<text:bookmark text:name="org2a170fc"/>[hideshowvis.el] 関数の表示／非表示
<text:bookmark-end text:name="OrgXref.org2a170f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274daa0"/>
<text:bookmark text:name="org274daa0"/>[origami.el] 関数の折りたたみ
<text:bookmark-end text:name="OrgXref.org274daa0"/></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e38b9f5"/>
<text:bookmark text:name="orge38b9f5"/>[quickrun.el] お手軽ビルド
<text:bookmark-end text:name="OrgXref.orge38b9f5"/></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f5b54e9"/>
<text:bookmark text:name="orgf5b54e9"/>[ggtags.el] タグジャンプ
<text:bookmark-end text:name="OrgXref.orgf5b54e9"/></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2c8ce80"/>
<text:bookmark text:name="org2c8ce80"/><text:span text:style-name="OrgTodo">TODO</text:span> [0xc] N進数変換
<text:bookmark-end text:name="OrgXref.org2c8ce80"/></text:h>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point))</text:p>
      <text:h text:style-name="Heading_20_2" text:outline-level="2" text:is-list-header="false">
<text:bookmark-start text:name="OrgXref.org64e87bc"/>
<text:bookmark text:name="org64e87bc"/><text:span text:style-name="OrgTodo">TODO</text:span> [EditorConfig] コードスタイルの強制
<text:bookmark-end text:name="OrgXref.org64e87bc"/></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30a7850"/>
<text:bookmark text:name="org30a7850"/>Org Mode
<text:bookmark-end text:name="OrgXref.org30a7850"/></text:h>
      <text:h text:style-name="Heading_20_2" text:outline-level="2" text:is-list-header="false">
<text:bookmark-start text:name="OrgXref.org89826a8"/>
<text:bookmark text:name="org89826a8"/>基本設定
<text:bookmark-end text:name="OrgXref.org89826a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extension</text:span><text:s/>nil<text:s/>t)</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5bf7519"/>
<text:bookmark text:name="org5bf7519"/>contribution を使う
<text:bookmark-end text:name="OrgXref.org5bf7519"/></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3f97c66"/>
<text:bookmark text:name="org3f97c66"/>iCal との連携
<text:bookmark-end text:name="OrgXref.org3f97c66"/></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78fd1da"/>
<text:bookmark text:name="org78fd1da"/>スピードコマンド
<text:bookmark-end text:name="OrgXref.org78fd1da"/></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0b958ad"/>
<text:bookmark text:name="org0b958ad"/>Pomodoro
<text:bookmark-end text:name="OrgXref.org0b958ad"/></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f05332e"/>
<text:bookmark text:name="orgf05332e"/>face 関連
<text:bookmark-end text:name="OrgXref.orgf05332e"/></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6f0f834"/>
<text:bookmark text:name="org6f0f834"/><text:span text:style-name="OrgTodo">TODO</text:span> キーワードのカスタマイズ
<text:bookmark-end text:name="OrgXref.org6f0f834"/></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3f91c36"/>
<text:bookmark text:name="org3f91c36"/>ImageMagick を使って様々な画像をインライン表示する
<text:bookmark-end text:name="OrgXref.org3f91c36"/></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cfa9ada"/>
<text:bookmark text:name="orgcfa9ada"/>[org-agenda] タスク／予定管理
<text:bookmark-end text:name="OrgXref.orgcfa9ada"/></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89c6ef"/>
<text:bookmark text:name="org089c6ef"/><text:span text:style-name="OrgTodo">TODO</text:span> [orgbox.el] スケジュール追加のわかりやすい入力
<text:bookmark-end text:name="OrgXref.org089c6ef"/></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423b6f7"/>
<text:bookmark text:name="org423b6f7"/><text:span text:style-name="OrgTodo">TODO</text:span> [org-review.el] レビューフローのサポート
<text:bookmark-end text:name="OrgXref.org423b6f7"/></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56986de"/>
<text:bookmark text:name="org56986de"/>[appt.el] アラーム設定
<text:bookmark-end text:name="OrgXref.org56986de"/></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d47a36b"/>
<text:bookmark text:name="orgd47a36b"/>[org-capture] 高速にメモを取る
<text:bookmark-end text:name="OrgXref.orgd47a36b"/></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9968e9a"/>
<text:bookmark text:name="org9968e9a"/>[org-refile] orgツリーの高速移動
<text:bookmark-end text:name="OrgXref.org9968e9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3ea9ac5"/>
<text:bookmark text:name="org3ea9ac5"/>[org-babel] 基本設定
<text:bookmark-end text:name="OrgXref.org3ea9ac5"/></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76d0a8"/>
<text:bookmark text:name="orga76d0a8"/>[org-babel] ソースブロックの入力キーをカスタマイズ
<text:bookmark-end text:name="OrgXref.orga76d0a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257c8e4"/>
<text:bookmark text:name="org257c8e4"/>[MobileOrg] iOS との連携
<text:bookmark-end text:name="OrgXref.org257c8e4"/></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bae3954"/>
<text:bookmark text:name="orgbae3954"/>[org-tree-slide] Org でプレゼンテーション
<text:bookmark-end text:name="OrgXref.orgbae3954"/></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33fe50e"/>
<text:bookmark text:name="org33fe50e"/>[org-tree-slide] クロックインとアウトを自動化する
<text:bookmark-end text:name="OrgXref.org33fe50e"/></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e0691d2"/>
<text:bookmark text:name="orge0691d2"/>[org-tree-slide] 特定のツリーをプロポーショナルフォントで表示する
<text:bookmark-end text:name="OrgXref.orge0691d2"/></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961f240"/>
<text:bookmark text:name="org961f240"/>[org-tree-slide] ヘッドラインをリッチにする
<text:bookmark-end text:name="OrgXref.org961f240"/></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e7951c6"/>
<text:bookmark text:name="orge7951c6"/><text:span text:style-name="OrgTodo">TODO</text:span> [org-tree-slide] BEGIN_SRCとEND_SRCを消して背景色を変える
<text:bookmark-end text:name="OrgXref.orge7951c6"/></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620c85f"/>
<text:bookmark text:name="org620c85f"/><text:span text:style-name="OrgTodo">TODO</text:span> [org-fstree] ディレクトリ構造を読み取る
<text:bookmark-end text:name="OrgXref.org620c85f"/></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4670168"/>
<text:bookmark text:name="org4670168"/>[calfw-org] calfw に org の予定を表示する
<text:bookmark-end text:name="OrgXref.org467016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b1ab198"/>
<text:bookmark text:name="orgb1ab198"/>[org-export-generic] エクスポート機能を拡張する
<text:bookmark-end text:name="OrgXref.orgb1ab198"/></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501281c"/>
<text:bookmark text:name="org501281c"/><text:span text:style-name="OrgTodo">TODO</text:span> [ox] 出力形式の拡張
<text:bookmark-end text:name="OrgXref.org501281c"/></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2841a42"/>
<text:bookmark text:name="org2841a42"/>[org-odt] ODT形式に出力
<text:bookmark-end text:name="OrgXref.org2841a42"/></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866fbef"/>
<text:bookmark text:name="org866fbef"/>[ox-twbs] Twitter Bootstrap 互換のHTML出力
<text:bookmark-end text:name="OrgXref.org866fbe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0ebd9a8"/>
<text:bookmark text:name="org0ebd9a8"/>[org-crypt] ツリーを暗号化する
<text:bookmark-end text:name="OrgXref.org0ebd9a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e7ef162"/>
<text:bookmark text:name="orge7ef162"/>[org-mac-link] 外部アプリから情報を取る
<text:bookmark-end text:name="OrgXref.orge7ef162"/></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0c1ce15"/>
<text:bookmark text:name="org0c1ce15"/><text:span text:style-name="OrgTodo">TODO</text:span> Parers3.app からリンクを取得する
<text:bookmark-end text:name="OrgXref.org0c1ce15"/></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8bb7d0c"/>
<text:bookmark text:name="org8bb7d0c"/><text:span text:style-name="OrgTodo">TODO</text:span> Papers3.app のリンクを開けるようにする
<text:bookmark-end text:name="OrgXref.org8bb7d0c"/></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7abdd6d"/>
<text:bookmark text:name="org7abdd6d"/><text:span text:style-name="OrgTodo">TODO</text:span> [org-attach] 外部ファイルを紐付ける
<text:bookmark-end text:name="OrgXref.org7abdd6d"/></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1e694a6"/>
<text:bookmark text:name="org1e694a6"/><text:span text:style-name="OrgTodo">TODO</text:span> [org-screenshot] スクリーンショットを貼り付ける
<text:bookmark-end text:name="OrgXref.org1e694a6"/></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b6fa535"/>
<text:bookmark text:name="orgb6fa535"/>[terminal-notifier] イベント通知
<text:bookmark-end text:name="OrgXref.orgb6fa535"/></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6497b31"/>
<text:bookmark text:name="org6497b31"/>References
<text:bookmark-end text:name="OrgXref.org6497b31"/></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440621e"/>
<text:bookmark text:name="org440621e"/>[org-grep] org ファイルを grep する
<text:bookmark-end text:name="OrgXref.org440621e"/></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cfd027c"/>
<text:bookmark text:name="orgcfd027c"/>[ox-reveal] ナイスなHTML5プレゼンテーション出力
<text:bookmark-end text:name="OrgXref.orgcfd027c"/></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371a5fd"/>
<text:bookmark text:name="org371a5fd"/><text:span text:style-name="OrgTodo">READ</text:span> ME を常に org-mode で開く
<text:bookmark-end text:name="OrgXref.org371a5fd"/></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ce7e7c"/>
<text:bookmark text:name="orgcce7e7c"/>Growlnotify と org-mode でアラーム管理
<text:bookmark-end text:name="OrgXref.orgcce7e7c"/></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41ee09d"/>
<text:bookmark text:name="org41ee09d"/>キーバインド
<text:bookmark-end text:name="OrgXref.org41ee09d"/></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1852307"/>
<text:bookmark text:name="org1852307"/>org-mode の latex エクスポート関数をオーバーライド
<text:bookmark-end text:name="OrgXref.org1852307"/></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c61c665"/>
<text:bookmark text:name="orgc61c665"/>[org-autolist] ブリッツの入力を簡単に
<text:bookmark-end text:name="OrgXref.orgc61c665"/></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9d49a10"/>
<text:bookmark text:name="org9d49a10"/><text:span text:style-name="OrgTodo">TODO</text:span> [org-dashboard] 進捗をプログレスバーで確認
<text:bookmark-end text:name="OrgXref.org9d49a10"/></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5d76456"/>
<text:bookmark text:name="org5d76456"/><text:span text:style-name="OrgTodo">TODO</text:span> [org-clock-today] 今日の総作業時間をモードラインに表示
<text:bookmark-end text:name="OrgXref.org5d76456"/></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b4a78d9"/>
<text:bookmark text:name="orgb4a78d9"/><text:span text:style-name="OrgTodo">TODO</text:span> [org-recent-headings] 訪問したツリーを記録し簡単に再訪問可能にする
<text:bookmark-end text:name="OrgXref.orgb4a78d9"/></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677a0ea"/>
<text:bookmark text:name="org677a0ea"/><text:span text:style-name="OrgTodo">TODO</text:span> [orgnav] ツリーの検索インタフェース
<text:bookmark-end text:name="OrgXref.org677a0ea"/></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e17b80"/>
<text:bookmark text:name="org8e17b80"/><text:span text:style-name="OrgTodo">TODO</text:span> [org-random-todo] ランダムにタスクを選ぶ
<text:bookmark-end text:name="OrgXref.org8e17b80"/></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6ecdee5"/>
<text:bookmark text:name="org6ecdee5"/><text:span text:style-name="OrgTodo">TODO</text:span> [toc-org] 文字の挿入
<text:bookmark-end text:name="OrgXref.org6ecdee5"/></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904618e"/>
<text:bookmark text:name="org904618e"/>フレーム／ウィンドウ制御
<text:bookmark-end text:name="OrgXref.org904618e"/></text:h>
      <text:h text:style-name="Heading_20_2" text:outline-level="2" text:is-list-header="false">
<text:bookmark-start text:name="OrgXref.org0909573"/>
<text:bookmark text:name="org0909573"/>起動時の設定
<text:bookmark-end text:name="OrgXref.org0909573"/></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text:s/><text:s/><text:s/><text:s/><text:s/><text:s/>(<text:span text:style-name="OrgSrcFontLockKeywordFace">if</text:span><text:s/>(my:ime-active-p)<text:s/>(my:ime-on)<text:s/>(my:ime-off))</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bar<text:s/>.<text:s/>2))</text:p>
      <text:p text:style-name="OrgSrcBlock"><text:s/><text:s/><text:s/><text:s/><text:s/><text:s/>(set-cursor-color</text:p>
      <text:p text:style-name="OrgSrcBlock"><text:s/><text:s/><text:s/><text:s/><text:s/><text:s/><text:s/>(<text:span text:style-name="OrgSrcFontLockKeywordFace">if</text:span><text:s/>(my:ime-active-p)</text:p>
      <text:p text:style-name="OrgSrcBlock"><text:s/><text:s/><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bcf2ae9"/>
<text:bookmark text:name="orgbcf2ae9"/>[e2wm.el] 二画面表示
<text:bookmark-end text:name="OrgXref.orgbcf2ae9"/></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text:span text:style-name="OrgSrcFontLockKeywordFace">setq</text:span><text:s/>frame-height-tall<text:s/>(max-frame-height))</text:p>
      <text:p text:style-name="OrgSrcBlock"><text:s/><text:s/><text:s/><text:s/><text:s/><text:s/>(<text:span text:style-name="OrgSrcFontLockKeywordFace">setq</text:span><text:s/>frame-height-small<text:s/>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s/>(set-frame-width<text:s/>(selected-frame)<text:s/>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e1bd1e6"/>
<text:bookmark text:name="orge1bd1e6"/>[frame-ctr.el] キーボードでフレームの場所を移す
<text:bookmark-end text:name="OrgXref.orge1bd1e6"/></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autoload-if-found</text:p>
      <text:p text:style-name="OrgSrcBlock"><text:s/><text:s/><text:s/><text:s/><text:s/><text:s/><text:s/>frame-ctr-autoloads</text:p>
      <text:p text:style-name="OrgSrcBlock"><text:s/><text:s/><text:s/><text:s/><text:s/><text:s/><text:s/><text:span text:style-name="OrgSrcFontLockStringFace">"frame-ctr"</text:span><text:s/>nil<text:s/>t)</text:p>
      <text:p text:style-name="OrgSrcBlock"><text:s/><text:s/>(<text:span text:style-name="OrgSrcFontLockKeywordFace">with-eval-after-load</text:span><text:s/><text:span text:style-name="OrgSrcFontLockStringFace">"frame-ctr"</text:span></text:p>
      <text:p text:style-name="OrgSrcBlock"><text:s/><text:s/><text:s/><text:s/>(make-frame-height-ring)</text:p>
      <text:p text:style-name="OrgSrcBlock"><text:s/><text:s/><text:s/><text:s/>(<text:span text:style-name="OrgSrcFontLockKeywordFace">cond</text:span></text:p>
      <text:p text:style-name="OrgSrcBlock"><text:s/><text:s/><text:s/><text:s/><text:s/>((eq<text:s/>(display-pixel-width)<text:s/>1920)<text:s/>(<text:span text:style-name="OrgSrcFontLockKeywordFace">setq</text:span><text:s/>fullscreen-fontsize<text:s/>38))</text:p>
      <text:p text:style-name="OrgSrcBlock"><text:s/><text:s/><text:s/><text:s/><text:s/>((eq<text:s/>(display-pixel-width)<text:s/>1440)<text:s/>(<text:span text:style-name="OrgSrcFontLockKeywordFace">setq</text:span><text:s/>fullscreen-fontsize<text:s/>28))</text:p>
      <text:p text:style-name="OrgSrcBlock"><text:s/><text:s/><text:s/><text:s/><text:s/>((eq<text:s/>(display-pixel-width)<text:s/>1366)<text:s/>(<text:span text:style-name="OrgSrcFontLockKeywordFace">setq</text:span><text:s/>fullscreen-fontsize<text:s/>19))</text:p>
      <text:p text:style-name="OrgSrcBlock"><text:s/><text:s/><text:s/><text:s/><text:s/>((eq<text:s/>(display-pixel-width)<text:s/>800)<text:s/>(<text:span text:style-name="OrgSrcFontLockKeywordFace">setq</text:span><text:s/>fullscreen-fontsize<text:s/>14))</text:p>
      <text:p text:style-name="OrgSrcBlock"><text:s/><text:s/><text:s/><text:s/><text:s/>(t<text:s/>(<text:span text:style-name="OrgSrcFontLockKeywordFace">setq</text:span><text:s/>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frame-ctr-after-fullscreen-hook</text:p>
      <text:p text:style-name="OrgSrcBlock"><text:s/><text:s/><text:s/><text:s/><text:s/><text:s/><text:s/><text:s/><text:s/><text:s/><text:s/><text:s/><text:s/><text:s/>'make-frame-height-ring)</text:p>
      <text:p text:style-name="OrgSrcBlock"><text:s/><text:s/><text:s/><text:s/>(add-hook<text:s/>'frame-ctr-after-fullscreen-hook</text:p>
      <text:p text:style-name="OrgSrcBlock"><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increase-font-size<text:s/>1)</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decrease-font-size<text:s/>2)</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width-single</text:p>
      <text:p text:style-name="OrgSrcBlock"><text:s/><text:s/><text:s/><text:s/><text:s/><text:s/><text:s/><text:s/><text:s/>change-frame-width-double</text:p>
      <text:p text:style-name="OrgSrcBlock"><text:s/><text:s/><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2b45b0b"/>
<text:bookmark text:name="org2b45b0b"/>[popwin.el] ポップアップウィンドウの制御
<text:bookmark-end text:name="OrgXref.org2b45b0b"/></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7f2cc10"/>
<text:bookmark text:name="org7f2cc10"/><text:span text:style-name="OrgTodo">TODO</text:span> [shackle.el] ポップアップウィンドウの制御
<text:bookmark-end text:name="OrgXref.org7f2cc1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0407f33"/>
<text:bookmark text:name="org0407f33"/>[elscreen.el] Emacs バッファをタブ化
<text:bookmark-end text:name="OrgXref.org0407f33"/></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c71ae89"/>
<text:bookmark text:name="orgc71ae89"/>[tabbar-ruler] バッファをタブ切り替え可能に
<text:bookmark-end text:name="OrgXref.orgc71ae89"/></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f05a32b"/>
<text:bookmark text:name="orgf05a32b"/>フォント／配色関連
<text:bookmark-end text:name="OrgXref.orgf05a32b"/></text:h>
      <text:h text:style-name="Heading_20_2" text:outline-level="2" text:is-list-header="false">
<text:bookmark-start text:name="OrgXref.orga96b3f7"/>
<text:bookmark text:name="orga96b3f7"/>正規表現を見やすくする
<text:bookmark-end text:name="OrgXref.orga96b3f7"/></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f7ddb1d"/>
<text:bookmark text:name="orgf7ddb1d"/>設定ファイルを見やすくする
<text:bookmark-end text:name="OrgXref.orgf7ddb1d"/></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2530a1c"/>
<text:bookmark text:name="org2530a1c"/>カーソル行に色をつける
<text:bookmark-end text:name="OrgXref.org2530a1c"/></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text:s/><text:s/>(global-hl-line-mode<text:s/>t)</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34eb54b"/>
<text:bookmark text:name="org34eb54b"/>カーソル色の切り替え<text:tab/><text:span text:style-name="OrgTags">[<text:span text:style-name="OrgTag">Mac</text:span>]</text:span>
<text:bookmark-end text:name="OrgXref.org34eb54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6b8516e"/>
<text:bookmark text:name="org6b8516e"/>カーソルを点滅させない
<text:bookmark-end text:name="OrgXref.org6b8516e"/></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bbdd1ca"/>
<text:bookmark text:name="orgbbdd1ca"/>カーソル位置のフォントを確認
<text:bookmark-end text:name="OrgXref.orgbbdd1c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d9da06f"/>
<text:bookmark text:name="orgd9da06f"/>フォント設定
<text:bookmark-end text:name="OrgXref.orgd9da06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fac9d41"/>
<text:bookmark text:name="orgfac9d41"/>フォントのインストール方法
<text:bookmark-end text:name="OrgXref.orgfac9d41"/></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efb0f23"/>
<text:bookmark text:name="orgefb0f23"/>フォントチェック用コード
<text:bookmark-end text:name="OrgXref.orgefb0f23"/></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68616e5"/>
<text:bookmark text:name="org68616e5"/>行間を制御する
<text:bookmark-end text:name="OrgXref.org68616e5"/></text:h>
      <text:p text:style-name="OrgSrcBlockLastLine">(set-default<text:s/>'line-spacing<text:s/>0.2)</text:p>
      <text:h text:style-name="Heading_20_2" text:outline-level="2" text:is-list-header="false">
<text:bookmark-start text:name="OrgXref.org4f8eb4a"/>
<text:bookmark text:name="org4f8eb4a"/>パッチをカラフルに表示する
<text:bookmark-end text:name="OrgXref.org4f8eb4a"/></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872dbe"/>
<text:bookmark text:name="org3872dbe"/>背景を黒系色にする
<text:bookmark-end text:name="OrgXref.org3872db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06021c6"/>
<text:bookmark text:name="org06021c6"/>時間帯を指定して起動時にテーマを切り替える
<text:bookmark-end text:name="OrgXref.org06021c6"/></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62d0693"/>
<text:bookmark text:name="org62d0693"/>[rainbow-mode.el] 配色のリアルタイム確認
<text:bookmark-end text:name="OrgXref.org62d0693"/></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ca27043"/>
<text:bookmark text:name="orgca27043"/>色一覧
<text:bookmark-end text:name="OrgXref.orgca27043"/></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8414e2d"/>
<text:bookmark text:name="org8414e2d"/>[volatile-highlights] コピペした領域を強調
<text:bookmark-end text:name="OrgXref.org8414e2d"/></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45fcc14"/>
<text:bookmark text:name="org45fcc14"/>ユーティリティ関数
<text:bookmark-end text:name="OrgXref.org45fcc14"/></text:h>
      <text:h text:style-name="Heading_20_2" text:outline-level="2" text:is-list-header="false">
<text:bookmark-start text:name="OrgXref.org8772719"/>
<text:bookmark text:name="org8772719"/>[pomodoro.el] ポモドーロの実践
<text:bookmark-end text:name="OrgXref.org8772719"/></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gt;"</text:span>)</text:p>
      <text:p text:style-name="OrgSrcBlock"><text:s/><text:s/><text:s/><text:s/>(<text:span text:style-name="OrgSrcFontLockKeywordFace">setq</text:span><text:s/>pomodoro:mode-line-long-rest-sign<text:s/><text:span text:style-name="OrgSrcFontLockStringFace">"休"</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73">#FF9300</text:span><text:span text:style-name="OrgSrcFontLockStringFace">"</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78">#3869FA</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10">#203e6f</text:span><text:span text:style-name="OrgSrcFontLockStringFace">"</text:span>))))</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79">#00B800</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279">#00B800</text:span><text:span text:style-name="OrgSrcFontLockStringFace">"</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Time:<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LastLine"><text:s/><text:s/><text:s/><text:s/><text:s/><text:s/>(add-hook<text:s/>'pomodoro:finish-work-hook<text:s/>'my:pomodoro-notify))))</text:p>
      <text:h text:style-name="Heading_20_2" text:outline-level="2" text:is-list-header="false">
<text:bookmark-start text:name="OrgXref.org5a9332a"/>
<text:bookmark text:name="org5a9332a"/>カレントバッファのあるディレクトリをターミナルで表示
<text:bookmark-end text:name="OrgXref.org5a9332a"/></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e78db83"/>
<text:bookmark text:name="orge78db83"/>[google-this.el] 単語をグーグル検索
<text:bookmark-end text:name="OrgXref.orge78db83"/></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c6d6c55"/>
<text:bookmark text:name="orgc6d6c55"/>[lingr.el] チャットルームに参加
<text:bookmark-end text:name="OrgXref.orgc6d6c55"/></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1f8865d"/>
<text:bookmark text:name="org1f8865d"/><text:span text:style-name="OrgTodo">TODO</text:span> [password-store.el] パスワード管理
<text:bookmark-end text:name="OrgXref.org1f8865d"/></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eb37c24"/>
<text:bookmark text:name="orgeb37c24"/>[multi-term.el] ターミナル
<text:bookmark-end text:name="OrgXref.orgeb37c24"/></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c7f5c0e"/>
<text:bookmark text:name="orgc7f5c0e"/>[osx-lib.el] OSX用ユーティリティ<text:tab/><text:span text:style-name="OrgTags">[<text:span text:style-name="OrgTag">Mac</text:span>]</text:span>
<text:bookmark-end text:name="OrgXref.orgc7f5c0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8d06f96"/>
<text:bookmark text:name="org8d06f96"/>iterm2 を Emacs から呼び出したい<text:tab/><text:span text:style-name="OrgTags">[<text:span text:style-name="OrgTag">Mac</text:span>]</text:span>
<text:bookmark-end text:name="OrgXref.org8d06f96"/></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OrgSrcBlock">(<text:span text:style-name="OrgSrcFontLockKeywordFace">defun</text:span><text:s/><text:span text:style-name="OrgSrcFontLockFunctionNameFace">cmd-to-open-iterm2</text:span><text:s/>()</text:p>
      <text:p text:style-name="OrgSrcBlock"><text:s/><text:s/>(<text:span text:style-name="OrgSrcFontLockKeywordFace">interactive</text:span>)</text:p>
      <text:p text:style-name="OrgSrcBlock"><text:s/><text:s/>(shell-command-to-string<text:s/><text:span text:style-name="OrgSrcFontLockStringFace">"open<text:s/>-a<text:s/>iTerm2.app"</text:span>))</text:p>
      <text:p text:style-name="OrgSrcBlock">(global-set-key<text:s/>(kbd<text:s/><text:span text:style-name="OrgSrcFontLockStringFace">"C-M-i"</text:span>)<text:s/>#'cmd-to-open-iterm2)</text:p>
      <text:p text:style-name="OrgSrcBlock"/>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cmd-to-open-iterm2))</text:p>
      <text:h text:style-name="Heading_20_2" text:outline-level="2" text:is-list-header="false">
<text:bookmark-start text:name="OrgXref.org0530dff"/>
<text:bookmark text:name="org0530dff"/>[utility.el] 自作してテスト中の便利関数群
<text:bookmark-end text:name="OrgXref.org0530dff"/></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19bf001"/>
<text:bookmark text:name="org19bf001"/>おわりに
<text:bookmark-end text:name="OrgXref.org19bf001"/></text:h>
      <text:p text:style-name="Text_20_body">以上が，私の <text:span text:style-name="OrgCode">init.el</text:span> とその説明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abb2bf"/>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8996a8"/>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7-30T02:07:22</dc:date>
    <meta:creation-date>2017-07-30T02:07:22</meta:creation-date>
    <meta:generator>Emacs 25.2.1 (Org mode 9.0)</meta:generator>
    <meta:keyword/>
    <dc:subject/>
    <dc:title>Configurations for GNU Emacs</dc:title>
  </office:meta>
</office:document-meta>
</file>